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7" style:family="table-column">
      <style:table-column-properties fo:break-before="auto" style:column-width="95.83mm"/>
    </style:style>
    <style:style style:name="co2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151.15mm"/>
    </style:style>
    <style:style style:name="co29" style:family="table-column">
      <style:table-column-properties fo:break-before="auto" style:column-width="106.56mm"/>
    </style:style>
    <style:style style:name="co30" style:family="table-column">
      <style:table-column-properties fo:break-before="auto" style:column-width="28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9.16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82.18mm"/>
    </style:style>
    <style:style style:name="co10" style:family="table-column">
      <style:table-column-properties fo:break-before="auto" style:column-width="83.08mm"/>
    </style:style>
    <style:style style:name="co11" style:family="table-column">
      <style:table-column-properties fo:break-before="auto" style:column-width="78.25mm"/>
    </style:style>
    <style:style style:name="co12" style:family="table-column">
      <style:table-column-properties fo:break-before="auto" style:column-width="35.88mm"/>
    </style:style>
    <style:style style:name="co13" style:family="table-column">
      <style:table-column-properties fo:break-before="auto" style:column-width="86.11mm"/>
    </style:style>
    <style:style style:name="co14" style:family="table-column">
      <style:table-column-properties fo:break-before="auto" style:column-width="138.15mm"/>
    </style:style>
    <style:style style:name="co15" style:family="table-column">
      <style:table-column-properties fo:break-before="auto" style:column-width="128.76mm"/>
    </style:style>
    <style:style style:name="co16" style:family="table-column">
      <style:table-column-properties fo:break-before="auto" style:column-width="74.91mm"/>
    </style:style>
    <style:style style:name="co17" style:family="table-column">
      <style:table-column-properties fo:break-before="auto" style:column-width="96.4mm"/>
    </style:style>
    <style:style style:name="co18" style:family="table-column">
      <style:table-column-properties fo:break-before="auto" style:column-width="32.24mm"/>
    </style:style>
    <style:style style:name="co24" style:family="table-column">
      <style:table-column-properties fo:break-before="auto" style:column-width="59.35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.96mm"/>
    </style:style>
    <style:style style:name="co22" style:family="table-column">
      <style:table-column-properties fo:break-before="auto" style:column-width="202.78mm"/>
    </style:style>
    <style:style style:name="co23" style:family="table-column">
      <style:table-column-properties fo:break-before="auto" style:column-width="5.43mm"/>
    </style:style>
    <style:style style:name="co25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6.46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19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20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style:font-name-asian="WenQuanYi Zen Hei" style:font-name-complex="Lohit Hindi"/>
    </style:style>
    <style:style style:name="ce22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23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30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3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ff00"/>
      <style:text-properties style:font-name="Arial" style:font-name-asian="WenQuanYi Zen Hei" style:font-name-complex="Lohit Hindi"/>
    </style:style>
    <style:style style:name="ce35" style:family="table-cell" style:parent-style-name="Default">
      <style:table-cell-properties fo:background-color="#66ff00"/>
      <style:text-properties style:font-name="Arial" style:font-name-asian="WenQuanYi Zen Hei" style:font-name-complex="Lohit Hindi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40" style:family="table-cell" style:parent-style-name="Default"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63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42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43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style:font-name-asian="WenQuanYi Zen Hei" style:font-name-complex="Lohit Hindi"/>
    </style:style>
    <style:style style:name="ce46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47" style:family="table-cell" style:parent-style-name="Default"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50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able-cell-properties fo:background-color="#ffff00"/>
      <style:text-properties style:font-name="Arial" style:font-name-asian="WenQuanYi Zen Hei" style:font-name-complex="Lohit Hindi"/>
    </style:style>
    <style:style style:name="ce55" style:family="table-cell" style:parent-style-name="Default">
      <style:table-cell-properties fo:background-color="#66ff00"/>
      <style:text-properties style:font-name="Arial" style:font-name-asian="WenQuanYi Zen Hei" style:font-name-complex="Lohit Hindi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70" style:family="table-cell" style:parent-style-name="Default">
      <style:text-properties style:font-name="Liberation Sans" style:font-name-asian="Noto Sans CJK SC Regular" style:font-name-complex="FreeSans"/>
    </style:style>
    <style:style style:name="ce7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74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</style:style>
    <style:style style:name="ce67" style:family="table-cell" style:parent-style-name="Default">
      <style:table-cell-properties fo:border-bottom="0.06pt solid #000000" fo:border-left="0.06pt solid #000000" fo:border-right="none" fo:border-top="none"/>
    </style:style>
    <style:style style:name="ce68" style:family="table-cell" style:parent-style-name="Default">
      <style:text-properties style:use-window-font-color="true"/>
    </style:style>
    <style:style style:name="ce69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hi" style:country-asian="IN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hi" style:country-asian="IN" style:language-complex="en" style:country-complex="US"/>
    </style:style>
    <style:style style:name="T7" style:family="text">
      <style:text-properties fo:font-size="10pt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hi" style:country-asian="IN" style:language-complex="en" style:country-complex="US"/>
    </style:style>
    <style:style style:name="T9" style:family="text">
      <style:text-properties fo:font-size="10pt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language-complex="hi" style:country-complex="IN"/>
    </style:style>
    <style:style style:name="T10" style:family="text">
      <style:text-properties style:font-name="Liberation Sans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Noto Sans CJK SC Regular" style:language-complex="hi" style:country-complex="I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-complex="FreeSans"/>
    </style:style>
    <style:style style:name="T11" style:family="text">
      <style:text-properties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Noto Sans CJK SC Regula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-complex="FreeSans" style:language-asian="hi" style:country-asian="IN" style:language-complex="en" style:country-complex="US"/>
    </style:style>
    <style:style style:name="T12" style:family="text">
      <style:text-properties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Noto Sans CJK SC Regula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-complex="FreeSans" style:language-asian="zh" style:country-asian="CN" style:language-complex="hi" style:country-complex="IN"/>
    </style:style>
    <style:style style:name="T13" style:family="text">
      <style:text-properties style:font-name-complex="FreeSans" fo:font-size="10pt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/>
    </style:style>
    <style:style style:name="T14" style:family="text">
      <style:text-properties style:font-name-complex="FreeSans" fo:font-size="10pt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 style:language-asian="hi" style:country-asian="IN" style:language-complex="en" style:country-complex="US"/>
    </style:style>
    <style:style style:name="T15" style:family="text">
      <style:text-properties style:font-name-complex="FreeSans" fo:font-size="10pt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 Regular" style:language-asian="zh" style:country-asian="CN" style:language-complex="hi" style:country-complex="IN"/>
    </style:style>
  </office:automatic-styles>
  <office:body>
    <office:spreadsheet>
      <table:calculation-settings table:automatic-find-labels="false"/>
      <table:table table:name="complexe larynx" table:style-name="ta1">
        <table:table-column table:style-name="co27" table:default-cell-style-name="ce45"/>
        <table:table-column table:style-name="co2" table:default-cell-style-name="ce47"/>
        <table:table-column table:style-name="co28" table:default-cell-style-name="ce47"/>
        <table:table-column table:style-name="co29" table:default-cell-style-name="Default"/>
        <table:table-column table:style-name="co30" table:default-cell-style-name="Default"/>
        <table:table-column table:style-name="co6" table:number-columns-repeated="1017" table:default-cell-style-name="Default"/>
        <table:table-row table:style-name="ro1">
          <table:table-cell table:style-name="Default" office:value-type="string" calcext:value-type="string">
            <text:p>anat:complex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mplexe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artilage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ructures cartilagineuse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artilage-thyr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thyroïd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artilage-cric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ricoïde" .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anat:cartilage-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épiglotiqu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cartilage-aryt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aryténoïde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cartilage-aryt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aryténoïde gauche" .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anat:R-cartilage-corn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orniculé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lage-corn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orniculé gauche" .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anat:R-cartilage-cune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unéiform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lage-cune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unéiform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articulation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arti-cricothyr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thyroïdienne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arti-cricothyr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thyroïdienne gauche" .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anat:R-arti-cricoaryten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aryténoïdienn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arti-cricoaryten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aryténoïdienn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igament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igaments-thyrohyoidie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thyro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b-thyrohy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thyro-hyoïdienn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gmt-thyrohy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médian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lgmt-thyrohy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latér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lgmt-thyrohy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latér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gmt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crico-thyroïdien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igaments-epiglo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de l'épiglot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gmt-hy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hyo-épiglottiqu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gmt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épiglottiqu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igaments-arti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du laryn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igaments-artiR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crico-thyroïdiens droits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médial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latéral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antérieur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thyr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postérieur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igaments-artiR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crico-thyroïdiens gauches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médial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latéral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antérieur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thyr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postérieur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gmt-artiR-cric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aryténoïdien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gmt-artiR-cric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aryténoïdien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R-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 droit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R-mb-quadrangulair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quadrilataire du larynx droit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b-quadrangulair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quadrilataire du larynx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anat:R-lgm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stibulaire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anat:L-lgm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stibulaire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4" office:value-type="string" calcext:value-type="string">
            <text:p>anat:R-ventricul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ntricule du larynx droit" .</text:p>
          </table:table-cell>
          <table:table-cell table:number-columns-repeated="2"/>
          <table:table-cell table:style-name="ce47" table:number-columns-repeated="1017"/>
        </table:table-row>
        <table:table-row table:style-name="ro4">
          <table:table-cell table:style-name="ce44" office:value-type="string" calcext:value-type="string">
            <text:p>anat:L-ventricul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Ventricule</text:span> du larynx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4" office:value-type="string" calcext:value-type="string">
            <text:p>anat:R-saccul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accule du larynx droit" .</text:p>
          </table:table-cell>
          <table:table-cell table:number-columns-repeated="2"/>
          <table:table-cell table:style-name="ce47" table:number-columns-repeated="1017"/>
        </table:table-row>
        <table:table-row table:style-name="ro4">
          <table:table-cell table:style-name="ce44" office:value-type="string" calcext:value-type="string">
            <text:p>anat:L-saccul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accule</text:span> du larynx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anat:R-lgmt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ocal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anat:L-lgmt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ocal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anat:R-cone-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ône élastique du larynx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anat:L-cone-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ône élastique du larynx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extrinseq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trinsèque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uscles-elevat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uscles-abaiss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aisseur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intrinseq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rinsèque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uscles-aditus-laryng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'aditus laryngé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uscles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ry-épiglottiques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uscles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épiglottiques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R-mscl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-épiglottique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R-mscl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épiglottique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scl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-épiglottique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scl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épiglottique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muscles-addR-intra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dducteurs intrinsèque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scl-arytenoidien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ténoïdien transvers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scl-arytenoidien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ténoïdien obliqu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aryténoïdiens latérau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aryténoïdiens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R-mscl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latéral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R-mscl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aryténoïdien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scl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latéral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scl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aryténoïdien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abdR-intra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ucteurs intrinsèques du laryn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aryténoïdiens postérieurs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R-mscl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postérieur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scl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postérieur gauche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tenseurs-lgmts-voc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enseurs des ligaments vocau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thyroïdiens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muscles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ocaux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R-mscl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thyroïdien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R-mscl-cricothyroidien-chef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droit du muscle crico-thyroïdien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office:value-type="string" calcext:value-type="string">
            <text:p>anat:R-mscl-cricothyroidien-chef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crico-thyroïdien droit" .</text:p>
          </table:table-cell>
          <table:table-cell table:number-columns-repeated="2"/>
          <table:table-cell table:style-name="ce47" table:number-columns-repeated="1017"/>
        </table:table-row>
        <table:table-row table:style-name="ro1">
          <table:table-cell table:style-name="Default" office:value-type="string" calcext:value-type="string">
            <text:p>anat:L-mscl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thyroïdie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cricothyroidien-chef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droit du muscle crico-thyroïdie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cricothyroidien-chef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crico-thyroïdie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ocal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mscl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ocal gauche" .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6">
          <table:table-cell table:style-name="ce46"/>
          <table:table-cell table:number-columns-repeated="1021"/>
        </table:table-row>
        <table:table-row table:style-name="ro1" table:number-rows-repeated="6">
          <table:table-cell table:style-name="ce47"/>
          <table:table-cell table:number-columns-repeated="1021"/>
        </table:table-row>
        <table:table-row table:style-name="ro1">
          <table:table-cell table:style-name="ce46"/>
          <table:table-cell table:number-columns-repeated="1021"/>
        </table:table-row>
        <table:table-row table:style-name="ro1">
          <table:table-cell table:style-name="ce47"/>
          <table:table-cell table:number-columns-repeated="1021"/>
        </table:table-row>
        <table:table-row table:style-name="ro1" table:number-rows-repeated="3">
          <table:table-cell table:style-name="ce46"/>
          <table:table-cell table:number-columns-repeated="1021"/>
        </table:table-row>
        <table:table-row table:style-name="ro1">
          <table:table-cell table:style-name="ce47"/>
          <table:table-cell table:number-columns-repeated="1021"/>
        </table:table-row>
        <table:table-row table:style-name="ro1" table:number-rows-repeated="8">
          <table:table-cell table:style-name="ce46"/>
          <table:table-cell table:number-columns-repeated="1021"/>
        </table:table-row>
        <table:table-row table:style-name="ro1">
          <table:table-cell table:style-name="ce47"/>
          <table:table-cell table:number-columns-repeated="1021"/>
        </table:table-row>
        <table:table-row table:style-name="ro1">
          <table:table-cell table:style-name="ce46"/>
          <table:table-cell table:number-columns-repeated="1021"/>
        </table:table-row>
        <table:table-row table:style-name="ro1" table:number-rows-repeated="9">
          <table:table-cell table:style-name="ce47"/>
          <table:table-cell table:number-columns-repeated="1021"/>
        </table:table-row>
        <table:table-row table:style-name="ro1" table:number-rows-repeated="8">
          <table:table-cell table:style-name="ce46"/>
          <table:table-cell table:number-columns-repeated="1021"/>
        </table:table-row>
        <table:table-row table:style-name="ro1" table:number-rows-repeated="4">
          <table:table-cell table:style-name="ce47"/>
          <table:table-cell table:number-columns-repeated="1021"/>
        </table:table-row>
        <table:table-row table:style-name="ro1" table:number-rows-repeated="7">
          <table:table-cell table:style-name="ce46"/>
          <table:table-cell table:number-columns-repeated="1021"/>
        </table:table-row>
        <table:table-row table:style-name="ro1">
          <table:table-cell table:style-name="ce47"/>
          <table:table-cell table:number-columns-repeated="1021"/>
        </table:table-row>
        <table:table-row table:style-name="ro1">
          <table:table-cell table:style-name="ce46"/>
          <table:table-cell table:number-columns-repeated="1021"/>
        </table:table-row>
        <table:table-row table:style-name="ro1" table:number-rows-repeated="5">
          <table:table-cell table:style-name="ce47"/>
          <table:table-cell table:number-columns-repeated="1021"/>
        </table:table-row>
        <table:table-row table:style-name="ro1" table:number-rows-repeated="8">
          <table:table-cell table:style-name="ce46"/>
          <table:table-cell table:number-columns-repeated="1021"/>
        </table:table-row>
        <table:table-row table:style-name="ro1" table:number-rows-repeated="4">
          <table:table-cell table:style-name="ce47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8"/>
          <table:table-cell table:number-columns-repeated="1021"/>
        </table:table-row>
        <table:table-row table:style-name="ro1">
          <table:table-cell table:style-name="ce50"/>
          <table:table-cell table:number-columns-repeated="1021"/>
        </table:table-row>
        <table:table-row table:style-name="ro1">
          <table:table-cell table:style-name="ce48"/>
          <table:table-cell table:number-columns-repeated="1021"/>
        </table:table-row>
        <table:table-row table:style-name="ro1">
          <table:table-cell table:style-name="ce50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5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2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51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51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51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51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5">
          <table:table-cell table:style-name="ce51"/>
          <table:table-cell table:number-columns-repeated="1021"/>
        </table:table-row>
        <table:table-row table:style-name="ro1" table:number-rows-repeated="2">
          <table:table-cell table:style-name="ce42"/>
          <table:table-cell table:number-columns-repeated="1021"/>
        </table:table-row>
        <table:table-row table:style-name="ro1">
          <table:table-cell table:style-name="ce51"/>
          <table:table-cell table:number-columns-repeated="1021"/>
        </table:table-row>
        <table:table-row table:style-name="ro1">
          <table:table-cell table:style-name="ce42"/>
          <table:table-cell table:number-columns-repeated="1021"/>
        </table:table-row>
        <table:table-row table:style-name="ro1" table:number-rows-repeated="2">
          <table:table-cell table:style-name="ce51"/>
          <table:table-cell table:number-columns-repeated="1021"/>
        </table:table-row>
        <table:table-row table:style-name="ro1" table:number-rows-repeated="3">
          <table:table-cell table:style-name="ce42"/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8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style-name="ce42"/>
          <table:table-cell table:number-columns-repeated="1021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4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 table:number-rows-repeated="24"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52"/>
          <table:table-cell table:number-columns-repeated="1021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18"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1"/>
        </table:table-row>
        <table:table-row table:style-name="ro1" table:number-rows-repeated="16">
          <table:table-cell table:number-columns-repeated="1022"/>
        </table:table-row>
        <table:table-row table:style-name="ro1" table:number-rows-repeated="16"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 table:number-rows-repeated="3">
          <table:table-cell table:style-name="ce48"/>
          <table:table-cell table:number-columns-repeated="1021"/>
        </table:table-row>
        <table:table-row table:style-name="ro1">
          <table:table-cell table:style-name="ce53"/>
          <table:table-cell table:number-columns-repeated="1021"/>
        </table:table-row>
        <table:table-row table:style-name="ro1" table:number-rows-repeated="5">
          <table:table-cell table:style-name="ce54"/>
          <table:table-cell table:number-columns-repeated="1021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10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2">
          <table:table-cell table:style-name="ce48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70"/>
          <table:table-cell table:number-columns-repeated="1019"/>
        </table:table-row>
        <table:table-row table:style-name="ro1" table:number-rows-repeated="7">
          <table:table-cell table:number-columns-repeated="2"/>
          <table:table-cell table:style-name="ce70"/>
          <table:table-cell table:number-columns-repeated="1019"/>
        </table:table-row>
        <table:table-row table:style-name="ro1" table:number-rows-repeated="3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5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70"/>
          <table:table-cell table:number-columns-repeated="1019"/>
        </table:table-row>
        <table:table-row table:style-name="ro1" table:number-rows-repeated="3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5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70"/>
          <table:table-cell table:number-columns-repeated="1019"/>
        </table:table-row>
        <table:table-row table:style-name="ro1" table:number-rows-repeated="2">
          <table:table-cell table:style-name="ce56"/>
          <table:table-cell/>
          <table:table-cell table:style-name="ce70"/>
          <table:table-cell table:number-columns-repeated="1019"/>
        </table:table-row>
        <table:table-row table:style-name="ro1" table:number-rows-repeated="3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 table:number-rows-repeated="2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4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3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3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5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6"/>
          <table:table-cell/>
          <table:table-cell table:style-name="ce70"/>
          <table:table-cell table:number-columns-repeated="1019"/>
        </table:table-row>
        <table:table-row table:style-name="ro1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6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5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3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 table:number-rows-repeated="2">
          <table:table-cell table:style-name="ce54"/>
          <table:table-cell/>
          <table:table-cell table:style-name="ce70"/>
          <table:table-cell table:number-columns-repeated="1019"/>
        </table:table-row>
        <table:table-row table:style-name="ro1" table:number-rows-repeated="5">
          <table:table-cell table:style-name="ce4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1"/>
          <table:table-cell/>
          <table:table-cell table:style-name="ce70"/>
          <table:table-cell table:number-columns-repeated="1019"/>
        </table:table-row>
        <table:table-row table:style-name="ro1" table:number-rows-repeated="2">
          <table:table-cell table:style-name="ce42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7"/>
          <table:table-cell/>
          <table:table-cell table:style-name="ce70"/>
          <table:table-cell table:number-columns-repeated="1019"/>
        </table:table-row>
        <table:table-row table:style-name="ro1" table:number-rows-repeated="3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 table:number-rows-repeated="2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9"/>
          <table:table-cell/>
          <table:table-cell table:style-name="ce70"/>
          <table:table-cell table:number-columns-repeated="1019"/>
        </table:table-row>
        <table:table-row table:style-name="ro1">
          <table:table-cell table:style-name="ce58"/>
          <table:table-cell/>
          <table:table-cell table:style-name="ce70"/>
          <table:table-cell table:number-columns-repeated="1019"/>
        </table:table-row>
      </table:table>
      <table:table table:name="OS@en" table:style-name="ta1"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table:style-name="ce46" office:value-type="string" calcext:value-type="string">
            <text:p>anat:os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kull"@en .</text:p>
          </table:table-cell>
          <table:table-cell table:number-columns-repeated="3"/>
          <table:table-cell table:style-name="ce72"/>
        </table:table-row>
        <table:table-row table:style-name="ro1">
          <table:table-cell table:style-name="ce45" office:value-type="string" calcext:value-type="string">
            <text:p>anat:os-neuro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neurocranium"@en .</text:p>
          </table:table-cell>
          <table:table-cell table:number-columns-repeated="3"/>
          <table:table-cell table:style-name="ce72"/>
        </table:table-row>
        <table:table-row table:style-name="ro1">
          <table:table-cell table:style-name="ce46" office:value-type="string" calcext:value-type="string">
            <text:p>anat:os-bas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base of skull"@en .</text:p>
          </table:table-cell>
          <table:table-cell table:number-columns-repeated="3"/>
          <table:table-cell table:style-name="ce72"/>
        </table:table-row>
        <table:table-row table:style-name="ro1">
          <table:table-cell table:style-name="ce46" office:value-type="string" calcext:value-type="string">
            <text:p>anat:os-vout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cranial vault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os-fac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structuring the fac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massif-fac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splanchnocranium"@en .</text:p>
          </table:table-cell>
          <table:table-cell table:style-name="ce47" office:value-type="string" calcext:value-type="string">
            <text:p>"Bones of the facial skeleton"@en .</text:p>
          </table:table-cell>
          <table:table-cell table:style-name="ce47" office:value-type="string" calcext:value-type="string">
            <text:p>"Bones of the visceral skeleton"@en .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anat: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ront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sph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phenoid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occipu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ccipit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riet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riet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ethm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thmoid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vom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omer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latine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latine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crim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crim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nasal concha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nasal concha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s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sal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zygomatic bone"@en .</text:p>
          </table:table-cell>
          <table:table-cell table:style-name="ce47" office:value-type="string" calcext:value-type="string">
            <text:p>"Right malar bone"@en .</text:p>
          </table:table-cell>
          <table:table-cell table:style-name="ce47" office:value-type="string" calcext:value-type="string">
            <text:p>"Right cheekbone"@en .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anat:L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zygomatic bone"@en .</text:p>
          </table:table-cell>
          <table:table-cell table:style-name="ce47" office:value-type="string" calcext:value-type="string">
            <text:p>"Left malar bone"@en .</text:p>
          </table:table-cell>
          <table:table-cell table:style-name="ce47" office:value-type="string" calcext:value-type="string">
            <text:p>"Left cheekbone"@en .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anat:mandib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andible bo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right e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left e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lle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lle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c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c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tape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tape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omandibular menisc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omandibular menisc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os-hy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yoid bone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grande-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ra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ranium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olumn"@en .</text:p>
          </table:table-cell>
          <table:table-cell table:style-name="ce47" office:value-type="string" calcext:value-type="string">
            <text:p>"Spine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cervic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rvical column"@en .</text:p>
          </table:table-cell>
          <table:table-cell table:style-name="ce47" office:value-type="string" calcext:value-type="string">
            <text:p>"Cervical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thorac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horacic column"@en .</text:p>
          </table:table-cell>
          <table:table-cell table:style-name="ce47" office:value-type="string" calcext:value-type="string">
            <text:p>"Thoracic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umbar column"@en .</text:p>
          </table:table-cell>
          <table:table-cell table:style-name="ce47" office:value-type="string" calcext:value-type="string">
            <text:p>"Lumbar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pelv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c vertebral column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rane-vertebr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nterior vertebral cranium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rane-vertebral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vertebral cranium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rane-vertebr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sterior vertebral cranium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v-cervical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cervical column"@en .</text:p>
          </table:table-cell>
          <table:table-cell table:style-name="ce47" office:value-type="string" calcext:value-type="string">
            <text:p>"Superior cervical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cervical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cervical column"@en .</text:p>
          </table:table-cell>
          <table:table-cell table:style-name="ce47" office:value-type="string" calcext:value-type="string">
            <text:p>"Middle cervical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cervical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cervical column"@en .</text:p>
          </table:table-cell>
          <table:table-cell table:style-name="ce47" office:value-type="string" calcext:value-type="string">
            <text:p>"Inferior cervical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thoraciq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thoracic column"@en .</text:p>
          </table:table-cell>
          <table:table-cell table:style-name="ce47" office:value-type="string" calcext:value-type="string">
            <text:p>"Superior thoracic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thoraciq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thoracic column"@en .</text:p>
          </table:table-cell>
          <table:table-cell table:style-name="ce47" office:value-type="string" calcext:value-type="string">
            <text:p>"Middle thoracic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thoraciq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thoracic column"@en .</text:p>
          </table:table-cell>
          <table:table-cell table:style-name="ce47" office:value-type="string" calcext:value-type="string">
            <text:p>"Inferior thoracic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lom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lumbar column"@en .</text:p>
          </table:table-cell>
          <table:table-cell table:style-name="ce47" office:value-type="string" calcext:value-type="string">
            <text:p>"Superior lumbar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lombai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lumbar column"@en .</text:p>
          </table:table-cell>
          <table:table-cell table:style-name="ce47" office:value-type="string" calcext:value-type="string">
            <text:p>"Inferior lumbar vertebral column"@en .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anat:cv-pelvienn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pelvic vertebral column"@en .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nat:cv-pelvienn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pelvic vertebral column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-C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-C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-C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-C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-C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-T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-T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-T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-T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-T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-T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-T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-T8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-T9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-T10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-T1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-T1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-L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-L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-L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-L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-L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-S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5-Co intervertebral disc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uperior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uperior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rib c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stern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ernum"@en .</text:p>
          </table:table-cell>
          <table:table-cell table:style-name="ce47" office:value-type="string" calcext:value-type="string">
            <text:p>"Breastbone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1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2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1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2th rib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costal cartilag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pelvis-oss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ac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st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n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r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ccyx"@en .</text:p>
          </table:table-cell>
          <table:table-cell office:value-type="string" calcext:value-type="string">
            <text:p>"Tail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pubic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ip bone"@en .</text:p>
          </table:table-cell>
          <table:table-cell office:value-type="string" calcext:value-type="string">
            <text:p>"Righ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emur"@en .</text:p>
          </table:table-cell>
          <table:table-cell office:value-type="string" calcext:value-type="string">
            <text:p>"Righ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tella"@en .</text:p>
          </table:table-cell>
          <table:table-cell table:style-name="ce47" office:value-type="string" calcext:value-type="string">
            <text:p>"Righ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ibia"@en .</text:p>
          </table:table-cell>
          <table:table-cell office:value-type="string" calcext:value-type="string">
            <text:p>"Righ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ibula"@en .</text:p>
          </table:table-cell>
          <table:table-cell table:style-name="ce47" office:value-type="string" calcext:value-type="string">
            <text:p>"Righ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lus bone"@en .</text:p>
          </table:table-cell>
          <table:table-cell office:value-type="string" calcext:value-type="string">
            <text:p>"Righ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lcaneus bone"@en .</text:p>
          </table:table-cell>
          <table:table-cell office:value-type="string" calcext:value-type="string">
            <text:p>"Righ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tarsal bone"@en .</text:p>
          </table:table-cell>
          <table:table-cell office:value-type="string" calcext:value-type="string">
            <text:p>"Righ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tarsal bone"@en .</text:p>
          </table:table-cell>
          <table:table-cell office:value-type="string" calcext:value-type="string">
            <text:p>"Righ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tarsal bone"@en .</text:p>
          </table:table-cell>
          <table:table-cell office:value-type="string" calcext:value-type="string">
            <text:p>"Righ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tarsal bone"@en .</text:p>
          </table:table-cell>
          <table:table-cell office:value-type="string" calcext:value-type="string">
            <text:p>"Righ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tarsal bone"@en .</text:p>
          </table:table-cell>
          <table:table-cell office:value-type="string" calcext:value-type="string">
            <text:p>"Righ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hallux"@en .</text:p>
          </table:table-cell>
          <table:table-cell table:style-name="ce47" office:value-type="string" calcext:value-type="string">
            <text:p>"Lateral sesamoid bone of the right 1st toe"@en .</text:p>
          </table:table-cell>
          <table:table-cell table:style-name="ce47" office:value-type="string" calcext:value-type="string">
            <text:p>"Later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hallux"@en .</text:p>
          </table:table-cell>
          <table:table-cell table:style-name="ce47" office:value-type="string" calcext:value-type="string">
            <text:p>"Medial sesamoid bone of the right 1st toe"@en .</text:p>
          </table:table-cell>
          <table:table-cell table:style-name="ce47" office:value-type="string" calcext:value-type="string">
            <text:p>"Medi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hallux"@en .</text:p>
          </table:table-cell>
          <table:table-cell table:style-name="ce47" office:value-type="string" calcext:value-type="string">
            <text:p>"Proxim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hallux"@en .</text:p>
          </table:table-cell>
          <table:table-cell table:style-name="ce47" office:value-type="string" calcext:value-type="string">
            <text:p>"Dist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5th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rsus"@en .</text:p>
          </table:table-cell>
          <table:table-cell table:style-name="ce47" office:value-type="string" calcext:value-type="string">
            <text:p>"Right 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osterior tarsus"@en .</text:p>
          </table:table-cell>
          <table:table-cell table:style-name="ce47" office:value-type="string" calcext:value-type="string">
            <text:p>"Right posterior 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erior tarsus"@en .</text:p>
          </table:table-cell>
          <table:table-cell table:style-name="ce47" office:value-type="string" calcext:value-type="string">
            <text:p>"Right anterior 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tatarsus"@en .</text:p>
          </table:table-cell>
          <table:table-cell table:style-name="ce47" office:value-type="string" calcext:value-type="string">
            <text:p>"Right meta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hallux"@en .</text:p>
          </table:table-cell>
          <table:table-cell table:style-name="ce47" office:value-type="string" calcext:value-type="string">
            <text:p>"Sesamoid bones of the right 1st toe"@en .</text:p>
          </table:table-cell>
          <table:table-cell table:style-name="ce47" office:value-type="string" calcext:value-type="string">
            <text:p>"Sesamoid bones of the right foot"@en .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anat:R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foot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llux"@en .</text:p>
          </table:table-cell>
          <table:table-cell table:style-name="ce47" office:value-type="string" calcext:value-type="string">
            <text:p>"Phalanges of the right 1st toe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2nd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3rd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4th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5th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right foot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righ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ip bone"@en .</text:p>
          </table:table-cell>
          <table:table-cell office:value-type="string" calcext:value-type="string">
            <text:p>"Lef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emur"@en .</text:p>
          </table:table-cell>
          <table:table-cell office:value-type="string" calcext:value-type="string">
            <text:p>"Lef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tella"@en .</text:p>
          </table:table-cell>
          <table:table-cell table:style-name="ce47" office:value-type="string" calcext:value-type="string">
            <text:p>"Lef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ibia"@en .</text:p>
          </table:table-cell>
          <table:table-cell office:value-type="string" calcext:value-type="string">
            <text:p>"Lef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ibula"@en .</text:p>
          </table:table-cell>
          <table:table-cell table:style-name="ce47" office:value-type="string" calcext:value-type="string">
            <text:p>"Lef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lus bone"@en .</text:p>
          </table:table-cell>
          <table:table-cell office:value-type="string" calcext:value-type="string">
            <text:p>"Lef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lcaneus bone"@en .</text:p>
          </table:table-cell>
          <table:table-cell office:value-type="string" calcext:value-type="string">
            <text:p>"Lef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tarsal bone"@en .</text:p>
          </table:table-cell>
          <table:table-cell office:value-type="string" calcext:value-type="string">
            <text:p>"Lef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tarsal bone"@en .</text:p>
          </table:table-cell>
          <table:table-cell office:value-type="string" calcext:value-type="string">
            <text:p>"Lef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tarsal bone"@en .</text:p>
          </table:table-cell>
          <table:table-cell office:value-type="string" calcext:value-type="string">
            <text:p>"Lef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tarsal bone"@en .</text:p>
          </table:table-cell>
          <table:table-cell office:value-type="string" calcext:value-type="string">
            <text:p>"Lef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tarsal bone"@en .</text:p>
          </table:table-cell>
          <table:table-cell office:value-type="string" calcext:value-type="string">
            <text:p>"Lef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hallux"@en .</text:p>
          </table:table-cell>
          <table:table-cell table:style-name="ce47" office:value-type="string" calcext:value-type="string">
            <text:p>"Lateral sesamoid bone of the left 1st toe"@en .</text:p>
          </table:table-cell>
          <table:table-cell table:style-name="ce47" office:value-type="string" calcext:value-type="string">
            <text:p>"Later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hallux"@en .</text:p>
          </table:table-cell>
          <table:table-cell table:style-name="ce47" office:value-type="string" calcext:value-type="string">
            <text:p>"Medial sesamoid bone of the left 1st toe"@en .</text:p>
          </table:table-cell>
          <table:table-cell table:style-name="ce47" office:value-type="string" calcext:value-type="string">
            <text:p>"Medi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hallux"@en .</text:p>
          </table:table-cell>
          <table:table-cell table:style-name="ce47" office:value-type="string" calcext:value-type="string">
            <text:p>"Proxim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hallux"@en .</text:p>
          </table:table-cell>
          <table:table-cell table:style-name="ce47" office:value-type="string" calcext:value-type="string">
            <text:p>"Dist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5th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rsus"@en .</text:p>
          </table:table-cell>
          <table:table-cell table:style-name="ce47" office:value-type="string" calcext:value-type="string">
            <text:p>"Left 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osterior tarsus"@en .</text:p>
          </table:table-cell>
          <table:table-cell table:style-name="ce47" office:value-type="string" calcext:value-type="string">
            <text:p>"Left posterior 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erior tarsus"@en .</text:p>
          </table:table-cell>
          <table:table-cell table:style-name="ce47" office:value-type="string" calcext:value-type="string">
            <text:p>"Left anterior 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tatarsus"@en .</text:p>
          </table:table-cell>
          <table:table-cell table:style-name="ce47" office:value-type="string" calcext:value-type="string">
            <text:p>"Left metatars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hallux"@en .</text:p>
          </table:table-cell>
          <table:table-cell table:style-name="ce47" office:value-type="string" calcext:value-type="string">
            <text:p>"Sesamoid bones of the left 1st toe"@en .</text:p>
          </table:table-cell>
          <table:table-cell table:style-name="ce47" office:value-type="string" calcext:value-type="string">
            <text:p>"Sesamoid bones of the left foot"@en .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anat:L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foot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llux"@en .</text:p>
          </table:table-cell>
          <table:table-cell table:style-name="ce47" office:value-type="string" calcext:value-type="string">
            <text:p>"Phalanges of the left 1st toe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2nd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3rd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4th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5th to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left foot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lef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lavicle"@en .</text:p>
          </table:table-cell>
          <table:table-cell table:style-name="ce47" office:value-type="string" calcext:value-type="string">
            <text:p>"Righ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ula"@en .</text:p>
          </table:table-cell>
          <table:table-cell table:style-name="ce47" office:value-type="string" calcext:value-type="string">
            <text:p>"Righ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adius"@en .</text:p>
          </table:table-cell>
          <table:table-cell table:style-name="ce47" office:value-type="string" calcext:value-type="string">
            <text:p>"Righ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iquetrum"@en .</text:p>
          </table:table-cell>
          <table:table-cell table:style-name="ce47" office:value-type="string" calcext:value-type="string">
            <text:p>"Righ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carpal bone"@en .</text:p>
          </table:table-cell>
          <table:table-cell office:value-type="string" calcext:value-type="string">
            <text:p>"Righ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carpal bone"@en .</text:p>
          </table:table-cell>
          <table:table-cell office:value-type="string" calcext:value-type="string">
            <text:p>"Righ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carpal bone"@en .</text:p>
          </table:table-cell>
          <table:table-cell office:value-type="string" calcext:value-type="string">
            <text:p>"Righ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carpal bone"@en .</text:p>
          </table:table-cell>
          <table:table-cell office:value-type="string" calcext:value-type="string">
            <text:p>"Righ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carpal bone"@en .</text:p>
          </table:table-cell>
          <table:table-cell office:value-type="string" calcext:value-type="string">
            <text:p>"Righ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index"@en .</text:p>
          </table:table-cell>
          <table:table-cell table:style-name="ce47" office:value-type="string" calcext:value-type="string">
            <text:p>"Proxim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index"@en .</text:p>
          </table:table-cell>
          <table:table-cell table:style-name="ce47" office:value-type="string" calcext:value-type="string">
            <text:p>"Intermediate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index"@en .</text:p>
          </table:table-cell>
          <table:table-cell table:style-name="ce47" office:value-type="string" calcext:value-type="string">
            <text:p>"Dist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middle finger"@en .</text:p>
          </table:table-cell>
          <table:table-cell table:style-name="ce47" office:value-type="string" calcext:value-type="string">
            <text:p>"Proxim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middle finger"@en .</text:p>
          </table:table-cell>
          <table:table-cell table:style-name="ce47" office:value-type="string" calcext:value-type="string">
            <text:p>"Intermediate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middle finger"@en .</text:p>
          </table:table-cell>
          <table:table-cell table:style-name="ce47" office:value-type="string" calcext:value-type="string">
            <text:p>"Dist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ring finger"@en .</text:p>
          </table:table-cell>
          <table:table-cell table:style-name="ce47" office:value-type="string" calcext:value-type="string">
            <text:p>"Proxim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ring finger"@en .</text:p>
          </table:table-cell>
          <table:table-cell table:style-name="ce47" office:value-type="string" calcext:value-type="string">
            <text:p>"Intermediate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ring finger"@en .</text:p>
          </table:table-cell>
          <table:table-cell table:style-name="ce47" office:value-type="string" calcext:value-type="string">
            <text:p>"Dist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little finger"@en .</text:p>
          </table:table-cell>
          <table:table-cell table:style-name="ce47" office:value-type="string" calcext:value-type="string">
            <text:p>"Proximal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little finger"@en .</text:p>
          </table:table-cell>
          <table:table-cell table:style-name="ce47" office:value-type="string" calcext:value-type="string">
            <text:p>"Intermediate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little finger"@en .</text:p>
          </table:table-cell>
          <table:table-cell table:style-name="ce47" office:value-type="string" calcext:value-type="string">
            <text:p>"Distal phalanx of the right 5th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47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righ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righ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righ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righ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47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thumb"@en .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46" office:value-type="string" calcext:value-type="string">
            <text:p>anat:R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nd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thumb"@en .</text:p>
          </table:table-cell>
          <table:table-cell table:style-name="ce47" office:value-type="string" calcext:value-type="string">
            <text:p>"Phalanges of the right 1st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index"@en .</text:p>
          </table:table-cell>
          <table:table-cell table:style-name="ce47" office:value-type="string" calcext:value-type="string">
            <text:p>"Phalanges of the right 2nd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middle finger"@en .</text:p>
          </table:table-cell>
          <table:table-cell table:style-name="ce47" office:value-type="string" calcext:value-type="string">
            <text:p>"Phalanges of the right 3rd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ring finger"@en .</text:p>
          </table:table-cell>
          <table:table-cell table:style-name="ce47" office:value-type="string" calcext:value-type="string">
            <text:p>"Phalanges of the right 4th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little finger"@en .</text:p>
          </table:table-cell>
          <table:table-cell table:style-name="ce47" office:value-type="string" calcext:value-type="string">
            <text:p>"Phalanges of the right 5th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R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ocarpal menisc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lavicle"@en .</text:p>
          </table:table-cell>
          <table:table-cell table:style-name="ce47" office:value-type="string" calcext:value-type="string">
            <text:p>"Lef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ula"@en .</text:p>
          </table:table-cell>
          <table:table-cell table:style-name="ce47" office:value-type="string" calcext:value-type="string">
            <text:p>"Lef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adius"@en .</text:p>
          </table:table-cell>
          <table:table-cell table:style-name="ce47" office:value-type="string" calcext:value-type="string">
            <text:p>"Lef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iquetrum"@en .</text:p>
          </table:table-cell>
          <table:table-cell table:style-name="ce47" office:value-type="string" calcext:value-type="string">
            <text:p>"Lef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carpal bone"@en .</text:p>
          </table:table-cell>
          <table:table-cell office:value-type="string" calcext:value-type="string">
            <text:p>"Lef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carpal bone"@en .</text:p>
          </table:table-cell>
          <table:table-cell office:value-type="string" calcext:value-type="string">
            <text:p>"Lef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carpal bone"@en .</text:p>
          </table:table-cell>
          <table:table-cell office:value-type="string" calcext:value-type="string">
            <text:p>"Lef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carpal bone"@en .</text:p>
          </table:table-cell>
          <table:table-cell office:value-type="string" calcext:value-type="string">
            <text:p>"Lef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carpal bone"@en .</text:p>
          </table:table-cell>
          <table:table-cell office:value-type="string" calcext:value-type="string">
            <text:p>"Lef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thumb"@en .</text:p>
          </table:table-cell>
          <table:table-cell table:style-name="ce47"/>
          <table:table-cell table:number-columns-repeated="3"/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index"@en .</text:p>
          </table:table-cell>
          <table:table-cell table:style-name="ce47" office:value-type="string" calcext:value-type="string">
            <text:p>"Proxim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index"@en .</text:p>
          </table:table-cell>
          <table:table-cell table:style-name="ce47" office:value-type="string" calcext:value-type="string">
            <text:p>"Intermediate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index"@en .</text:p>
          </table:table-cell>
          <table:table-cell table:style-name="ce47" office:value-type="string" calcext:value-type="string">
            <text:p>"Dist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middle finger"@en .</text:p>
          </table:table-cell>
          <table:table-cell table:style-name="ce47" office:value-type="string" calcext:value-type="string">
            <text:p>"Proxim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middle finger"@en .</text:p>
          </table:table-cell>
          <table:table-cell table:style-name="ce47" office:value-type="string" calcext:value-type="string">
            <text:p>"Intermediate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middle finger"@en .</text:p>
          </table:table-cell>
          <table:table-cell table:style-name="ce47" office:value-type="string" calcext:value-type="string">
            <text:p>"Dist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ring finger"@en .</text:p>
          </table:table-cell>
          <table:table-cell table:style-name="ce47" office:value-type="string" calcext:value-type="string">
            <text:p>"Proxim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ring finger"@en .</text:p>
          </table:table-cell>
          <table:table-cell table:style-name="ce47" office:value-type="string" calcext:value-type="string">
            <text:p>"Intermediate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ring finger"@en .</text:p>
          </table:table-cell>
          <table:table-cell table:style-name="ce47" office:value-type="string" calcext:value-type="string">
            <text:p>"Dist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little finger"@en .</text:p>
          </table:table-cell>
          <table:table-cell table:style-name="ce47" office:value-type="string" calcext:value-type="string">
            <text:p>"Proximal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little finger"@en .</text:p>
          </table:table-cell>
          <table:table-cell table:style-name="ce47" office:value-type="string" calcext:value-type="string">
            <text:p>"Intermediate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little finger"@en .</text:p>
          </table:table-cell>
          <table:table-cell table:style-name="ce47" office:value-type="string" calcext:value-type="string">
            <text:p>"Distal phalanx of the left 5th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47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lef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lef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lef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left carpu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47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thumb"@en .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46" office:value-type="string" calcext:value-type="string">
            <text:p>anat:L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nd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thumb"@en .</text:p>
          </table:table-cell>
          <table:table-cell table:style-name="ce47" office:value-type="string" calcext:value-type="string">
            <text:p>"Phalanges of the left 1st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index"@en .</text:p>
          </table:table-cell>
          <table:table-cell table:style-name="ce47" office:value-type="string" calcext:value-type="string">
            <text:p>"Phalanges of the left 2nd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middle finger"@en .</text:p>
          </table:table-cell>
          <table:table-cell table:style-name="ce47" office:value-type="string" calcext:value-type="string">
            <text:p>"Phalanges of the left 3rd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ring finger"@en .</text:p>
          </table:table-cell>
          <table:table-cell table:style-name="ce47" office:value-type="string" calcext:value-type="string">
            <text:p>"Phalanges of the left 4th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little finger"@en .</text:p>
          </table:table-cell>
          <table:table-cell table:style-name="ce47" office:value-type="string" calcext:value-type="string">
            <text:p>"Phalanges of the left 5th finger"@en .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anat:L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ocarpal meniscus"@en 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46" office:value-type="string" calcext:value-type="string">
            <text:p>anat:d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incisiv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ciso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ni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ine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pre-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ola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ola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dents-sage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Wisdom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pper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pper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incisiv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inciso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canine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pre-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premola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mola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wisdom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ower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ower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incisiv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inciso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canine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pre-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premola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molars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wisdom teeth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ent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late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ent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late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ent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late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ent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lateral inciso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anine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pre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L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molar"@en .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anat:R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wisdom tooth"@en .</text:p>
          </table:table-cell>
          <table:table-cell table:number-columns-repeated="4"/>
        </table:table-row>
      </table:table>
      <table:table table:name="OS@jp" table:style-name="ta1"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row table:style-name="ro2">
          <table:table-cell table:style-name="ce46" office:value-type="string" calcext:value-type="string">
            <text:p>anat:os-cran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頭蓋骨"@jp .</text:p>
          </table:table-cell>
          <table:table-cell table:number-columns-repeated="3"/>
          <table:table-cell table:style-name="ce72"/>
        </table:table-row>
        <table:table-row table:style-name="ro2">
          <table:table-cell table:style-name="ce45" office:value-type="string" calcext:value-type="string">
            <text:p>anat:os-neurocran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os-base-cran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os-voute-cran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os-face-cran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massif-faci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front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前頭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sphen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蝶形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occipu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後頭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ariet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頭頂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ariet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頭頂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tempor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側頭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tempor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側頭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ethm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篩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vomer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鋤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xil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上顎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xil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上顎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alatin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口蓋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alatin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口蓋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lacrim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涙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lacrim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涙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rnet-nasal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下鼻甲介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rnet-nasal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下鼻甲介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nas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鼻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nasal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鼻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l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頬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l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頬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mandibul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顎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selets-oreill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耳小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selets-oreill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耳小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rteau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槌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rteau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槌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enclum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砧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enclum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砧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etrier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鐙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etrier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鐙骨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enisque-temporo-mand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enisque-temporo-mand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os-hy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舌骨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grande-colone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rane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olone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脊椎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cervical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thoraciq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lomb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pelvienn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rane-vertebral-an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rane-vertebral-moy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rane-vertebral-pos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cervical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cervicale-moy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cervical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thoraciq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thoraciq-moy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thoraciq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lombair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lombair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pelvienn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71" office:value-type="string" calcext:value-type="string">
            <text:p>anat:cv-pelvienn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環椎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軸椎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C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8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9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10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1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T1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L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L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L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L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L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C2-C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C3-C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C4-C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C5-C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C6-C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C7-T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1-T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2-T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3-T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4-T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5-T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6-T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7-T8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8-T9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9-T10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10-T1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11-T1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T12-L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L1-L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L2-L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L3-L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L4-L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L5-S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v-S5-Co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ge-thoraciqu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肋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ge-thoraciqu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右の肋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ge-thoraciqu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左の肋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ge-thoraciqu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ge-thoraciqu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ge-thoraciqu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ge-thoracique-moy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ge-thoracique-moy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ge-thoracique-moy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ge-thoraciqu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ge-thoraciqu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ge-thoraciqu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stern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8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9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10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1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ote-1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8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9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10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1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ote-1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8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9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rti-costal-10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6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7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8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9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carti-costal-10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pelvis-osseux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sacr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S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S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S3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S4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v-S5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coccyx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disque-interpubien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iliaqu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femur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atell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ibi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fibul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alu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alc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nav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ubo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une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une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une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T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T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T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T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T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halux-sesamoide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halux-sesamoide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proxi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dist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proxi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moy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dist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proxi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moy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dist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proxi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moy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dist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proxi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moy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ed-phal-dist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tars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tarse-pos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tarse-an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eta-tars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os-sesamoid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phalang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phalanges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phalanges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phalanges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phalanges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ied-phalanges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arche-in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arche-ex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labrum-acetabul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ibia-menisque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ibia-menisque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iliaqu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femur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atell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ibi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fibul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alu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alc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nav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ubo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une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une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une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T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T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T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T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T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halux-sesamoide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halux-sesamoide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proxi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dist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proxi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moy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dist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proxi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moy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dist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proxi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moy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dist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proxi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moy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ed-phal-dist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tars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tarse-pos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tarse-an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eta-tars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os-sesamoid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phalang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phalanges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phalanges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phalanges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phalanges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ied-phalanges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arche-in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arche-ex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labrum-acetabulair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ibia-menisque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ibia-menisque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lavicul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scapul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humeru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radiu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uln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scaph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lunat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riquetr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isiform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hamat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apitat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rapez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trapez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C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C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C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C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etaC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ouce-sesamoide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pouce-sesamoide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proxi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dist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proxi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moy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dist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proxi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moy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dist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proxi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moy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dist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proxi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moy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phal-dist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carpe-comparti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os-carpe-comparti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1e-rangee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2e-rangee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eta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main-os-sesamoid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in-phalang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in-phalanges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in-phalanges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in-phalanges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in-phalanges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ain-phalanges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lavicul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scapul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humeru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radiu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ulna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scaph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lunat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riquetr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isiform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hamat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apitatum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rapezoid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trapez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C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C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C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C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etaC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ouce-sesamoide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pouce-sesamoide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proxi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dist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proxi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moy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dist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proxi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moy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dist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proxi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moy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dist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proxi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moy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phal-dist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1e-rangee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2e-rangee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carpe-comparti-med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os-carpe-comparti-lat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eta-carp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main-os-sesamoid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in-phalang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in-phalanges-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in-phalanges-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in-phalanges-III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in-phalanges-I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ain-phalanges-V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enisque-ulno-carpien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enisque-ulno-carpien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/>
          <table:table-cell table:number-columns-repeated="6"/>
        </table:table-row>
        <table:table-row table:style-name="ro2">
          <table:table-cell table:style-name="ce46" office:value-type="string" calcext:value-type="string">
            <text:p>anat:dent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incisiv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nin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pre-molair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molaires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dents-sagesse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dent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dent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dent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incisive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nine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pre-molaire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molaire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dents-sagess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dent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dent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dent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incisive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canine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pre-molaire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molaire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dents-sagess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incisives-sup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incisives-sup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incisives-sup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incisives-sup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incisives-inf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incisives-inf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incisives-inf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incisives-inf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canine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anines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canine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canines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re-molaire-sup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re-molaire-sup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re-molaire-sup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re-molaire-sup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re-molaire-inf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pre-molaire-inf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re-molaire-inf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pre-molaire-inf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olaire-sup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olaire-sup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olaire-sup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olaire-sup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olaire-inf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molaire-inf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olaire-inf-1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L-molaire-inf-2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anat:R-dents-sagess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dents-sagesse-sup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R-dents-sagess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anat:L-dents-sagesse-inf</text:p>
          </table:table-cell>
          <table:table-cell table:style-name="ce47" office:value-type="string" calcext:value-type="string">
            <text:p>rdfs:label</text:p>
          </table:table-cell>
          <table:table-cell table:style-name="ce47" office:value-type="string" calcext:value-type="string">
            <text:p>""@jp .</text:p>
          </table:table-cell>
          <table:table-cell table:number-columns-repeated="4"/>
        </table:table-row>
        <table:table-row table:style-name="ro2" table:number-rows-repeated="104815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SCL@fr" table:style-name="ta1">
        <table:table-column table:style-name="co13" table:default-cell-style-name="ce47"/>
        <table:table-column table:style-name="co2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6" table:number-columns-repeated="1019" table:default-cell-style-name="ce47"/>
        <table:table-row table:style-name="ro1">
          <table:table-cell table:style-name="ce46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profond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superficiell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-td-femoral</text:p>
          </table:table-cell>
          <table:table-cell office:value-type="string" calcext:value-type="string">
            <text:p>rdfs:label</text:p>
          </table:table-cell>
          <table:table-cell table:style-name="ce74" office:value-type="string" calcext:value-type="string">
            <text:p>"Tendon fémoral du 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turateur interne et jumeaux droits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essiers droits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fessi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grand fessier droit"@fr .</text:p>
          </table:table-cell>
          <table:table-cell office:value-type="string" calcext:value-type="string">
            <text:p>"Muscle grand fessier droit : faisceau superficie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gd-fessi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grand fessier droit"@fr .</text:p>
          </table:table-cell>
          <table:table-cell office:value-type="string" calcext:value-type="string">
            <text:p>"Muscle grand fessier droit : faisceau profond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droit fémoral droit"@fr .</text:p>
          </table:table-cell>
          <table:table-cell table:number-columns-repeated="1021"/>
        </table:table-row>
        <table:table-row table:style-name="ro1">
          <table:table-cell table:style-name="ce73" office:value-type="string" calcext:value-type="string">
            <text:p>anat:R-mscl-droit-femoral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droit fémo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vast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médi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vaste-med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médi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vast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intermédi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vaste-inter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intermédi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vast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laté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vaste-lat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laté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add-femur-faisceau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grand adducteur du fémur droit"@fr .</text:p>
          </table:table-cell>
          <table:table-cell office:value-type="string" calcext:value-type="string">
            <text:p>"Muscle grand adducteur du fémur droit : faisceau ant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gd-add-femur-faisceau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grand adducteur du fémur droit"@fr .</text:p>
          </table:table-cell>
          <table:table-cell office:value-type="string" calcext:value-type="string">
            <text:p>"Muscle grand adducteur du fémur droit : faisceau post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biceps-femor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fémoral droit"@fr .</text:p>
          </table:table-cell>
          <table:table-cell office:value-type="string" calcext:value-type="string">
            <text:p>"Muscle biceps fémoral droit : chef long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biceps-femor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fémoral droit"@fr .</text:p>
          </table:table-cell>
          <table:table-cell office:value-type="string" calcext:value-type="string">
            <text:p>"Muscle biceps fémoral droit : chef cour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biceps-femoral-td-inf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fibulaire du muscle biceps fémo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biceps-femoral-td-inf-expens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fibulaire du muscle bicep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emi-membraneux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semi-membra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emi-membraneux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semi-membra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emi-membraneux-td-recure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curent du muscle semi-membra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’oi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ext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fibulaire-chef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supérieur du muscle long fibulaire droit"@fr .</text:p>
          </table:table-cell>
          <table:table-cell office:value-type="string" calcext:value-type="string">
            <text:p>"Muscle long fibulaire droit : chef sup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lg-fibulaire-chef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antérieur du muscle long fibulaire droit"@fr .</text:p>
          </table:table-cell>
          <table:table-cell office:value-type="string" calcext:value-type="string">
            <text:p>"Muscle long fibulaire droit : chef ant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lg-fibulaire-che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postérieur du muscle long fibulaire droit"@fr .</text:p>
          </table:table-cell>
          <table:table-cell office:value-type="string" calcext:value-type="string">
            <text:p>"Muscle long fibulaire droit 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astrocnem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méd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astrocnem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laté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ole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olé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triceps-sural-td-achile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alcanéen droit"@fr .</text:p>
          </table:table-cell>
          <table:table-cell office:value-type="string" calcext:value-type="string">
            <text:p>"Tendon achiléen droi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pp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rincipal du muscle tibial postéri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expensio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du muscle tibial postéri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fleR-orteils-td-commu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ommun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lg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superficiel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fleR-hallux-td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médial du muscle court fléchisseur du hallu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fleR-hallux-td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latéral du muscle court fléchiss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-chef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adducteur du hallus droit"@fr .</text:p>
          </table:table-cell>
          <table:table-cell office:value-type="string" calcext:value-type="string">
            <text:p>"Muscle adducteur du hallus droit : chef oblique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addR-hallux-chef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transverse du muscle adducteur du hallus droit"@fr .</text:p>
          </table:table-cell>
          <table:table-cell office:value-type="string" calcext:value-type="string">
            <text:p>"Muscle adducteur du hallus droit 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superficiel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profond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superficiel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crt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moyen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arre-plantaire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carré plantaire droit"@fr .</text:p>
          </table:table-cell>
          <table:table-cell office:value-type="string" calcext:value-type="string">
            <text:p>"Muscle carré plantaire droit : chef média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carre-plantaire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carré plantaire droit"@fr .</text:p>
          </table:table-cell>
          <table:table-cell office:value-type="string" calcext:value-type="string">
            <text:p>"Muscle carré plantaire droit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profond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u pie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droits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<text:span text:style-name="T1">e</text:span> orteil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<text:span text:style-name="T1">e</text:span> orteil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crt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t:R-mscl-crt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droits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ceinture pelvienne gauch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ilio-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iliaqu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-td-fem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fémoral du 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etit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iriform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obturateur interne et jumeaux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obturateur in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jumeau sup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jumeau inf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obturateur ex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arré fém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ceinture pelvienne gauch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fessier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etit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moyen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-fx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superficiel du muscle grand fessier gauche"@fr .</text:p>
          </table:table-cell>
          <table:table-cell table:style-name="ce75" office:value-type="string" calcext:value-type="string">
            <text:p>"Muscle grand fessier gauche 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fessier-fx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profond du muscle grand fessier gauche"@fr .</text:p>
          </table:table-cell>
          <table:table-cell table:style-name="ce75" office:value-type="string" calcext:value-type="string">
            <text:p>"Muscle grand fessier gauche 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enseur du fascia lata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antérieurs de la cuiss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quadriceps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droit-fem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droit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reflech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réfléchi du muscle droit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direc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irect du muscle droit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patel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patellaire du muscle droit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vaste-m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vaste médi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vaste-med-td-patel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patellaire du muscle vaste médi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vaste-inte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vaste intermédi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vaste-inter-td-patel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patellaire du muscle vaste intermédi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vaste-la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vaste laté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vaste-lat-td-patel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patellaire du muscle vaste laté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artoriu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rticulaire du genou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médiaux de la cuiss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ectiné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add-femu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adducteur du fémur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add-femu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adducteur du fémur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gd-add-femu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adducteur du fémur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antérieur du muscle grand adducteur du fémur gauche"@fr .</text:p>
          </table:table-cell>
          <table:table-cell table:style-name="ce75" office:value-type="string" calcext:value-type="string">
            <text:p>"Muscle grand adducteur du fémur gauche 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pos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postérieur du muscle grand adducteur du fémur gauche"@fr .</text:p>
          </table:table-cell>
          <table:table-cell table:style-name="ce75" office:value-type="string" calcext:value-type="string">
            <text:p>"Muscle grand adducteur du fémur gauche : faisceau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cil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ostérieurs de la cuiss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biceps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lg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long du muscle biceps fémoral gauche"@fr .</text:p>
          </table:table-cell>
          <table:table-cell table:style-name="ce75" office:value-type="string" calcext:value-type="string">
            <text:p>"Muscle biceps fémoral gauche 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cr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court du muscle biceps fémoral gauche"@fr .</text:p>
          </table:table-cell>
          <table:table-cell table:style-name="ce75" office:value-type="string" calcext:value-type="string">
            <text:p>"Muscle biceps fémoral gauche : chef cour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biceps-femoral-td-inf-fib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fibulaire du muscle biceps fémo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biceps-femoral-td-inf-expensio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Expansions du tendon fibulaire du muscle bicep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emi-tendine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emi-membrane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direc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irect du muscle semi-membrane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flech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réfléchi du muscle semi-membrane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cure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récurent du muscle semi-membrane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patte d’oi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antérieurs de la jamb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ibial antérieur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exten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orteil du muscle long exten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orteil du muscle long exten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orteil du muscle long exten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5e orteil du muscle long exten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extenseur du hall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latéraux de la jamb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fibul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ibulaire-chef-sup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supérieur du muscle long fibulaire gauche"@fr .</text:p>
          </table:table-cell>
          <table:table-cell table:style-name="ce75" office:value-type="string" calcext:value-type="string">
            <text:p>"Muscle long fibulaire gauche : chef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antérieur du muscle long fibulaire gauche"@fr .</text:p>
          </table:table-cell>
          <table:table-cell table:style-name="ce75" office:value-type="string" calcext:value-type="string">
            <text:p>"Muscle long fibulaire gauche : chef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pos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postérieur du muscle long fibulaire gauche"@fr .</text:p>
          </table:table-cell>
          <table:table-cell table:style-name="ce75" office:value-type="string" calcext:value-type="string">
            <text:p>"Muscle long fibulaire gauche 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fibul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roisième fibul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ostérieurs de la jamb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riceps su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gastrocnemien-m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astrocnémien médi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gastrocnemien-la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astrocnémien latéra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sole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olé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triceps-sural-td-achilee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calcanéen gauche"@fr .</text:p>
          </table:table-cell>
          <table:table-cell table:style-name="ce75" office:value-type="string" calcext:value-type="string">
            <text:p>"Tendon achiléen gauche 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lant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oplité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ibial postérieur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tibial-post-td-pp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principal du muscle tibial postérieur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tibial-post-td-expension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Expansions du tendon du muscle tibial postérieur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commu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commun du muscle long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orteil du muscle long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orteil du muscle long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orteil du muscle long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5e orteil du muscle long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fléchisseur du hallux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médiaux gauches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médiaux gauches : plan superficiel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bducteur du hallu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fléchisseur du hallu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m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médial du muscle court fléchisseur du hallu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la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latéral du muscle court fléchisseur du hallu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médiaux gauches : plan profond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dducteur du hallu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addR-hallux-chef-obliqu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oblique du muscle adducteur du hallus gauche"@fr .</text:p>
          </table:table-cell>
          <table:table-cell table:style-name="ce75" office:value-type="string" calcext:value-type="string">
            <text:p>"Muscle adducteur du hallus gauche : chef oblique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addR-hallux-chef-trs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transverse du muscle adducteur du hallus gauche"@fr .</text:p>
          </table:table-cell>
          <table:table-cell table:style-name="ce75" office:value-type="string" calcext:value-type="string">
            <text:p>"Muscle adducteur du hallus gauche 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latéraux gauches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latéraux gauches : plan superficiel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bducteur du 5e ortei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latéraux gauches : plan profond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bducteur du 5e orteil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opposant du 5e orteil gauche"@fr .</text:p>
          </table:table-cell>
          <table:table-cell table:style-name="ce75"/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intermédiaires gauches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intermédiaires gauches : plan superficiel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orteil du muscle court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orteil du muscle court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orteil du muscle court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5e orteil du muscle court fléchisseur des orteils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intermédiaires gauches : plan moyen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arré plantaire gauche"@fr .</text:p>
          </table:table-cell>
          <table:table-cell table:style-name="ce75"/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m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médial du muscle carré plantaire gauche"@fr .</text:p>
          </table:table-cell>
          <table:table-cell table:style-name="ce75" office:value-type="string" calcext:value-type="string">
            <text:p>"Muscle carré plantaire gauche 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la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latéral du muscle carré plantaire gauche"@fr .</text:p>
          </table:table-cell>
          <table:table-cell table:style-name="ce75" office:value-type="string" calcext:value-type="string">
            <text:p>"Muscle carré plantaire gauche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lantaires intermédiaires gauche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lombric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Premier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Deux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rois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Quatri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interosseux plantaire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interosseux plantaire du 3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interosseux plantaire du 4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interosseux plantaire du 5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ors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extenseur du hallux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interosseux dorsaux du pied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Premier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Deux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rois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Quatriième muscle interosseux dorsal du pied gauch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1)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2)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superficiell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droite : couche profonde (subdivision 1)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scapula droit"@fr .</text:p>
          </table:table-cell>
          <table:table-cell office:value-type="string" calcext:value-type="string">
            <text:p>"Muscle angulaire de la scapula droi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clavie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profonde (subdivision 1)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homboides droits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homboid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dentele-an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dentelé antérieur droit"@fr .</text:p>
          </table:table-cell>
          <table:table-cell office:value-type="string" calcext:value-type="string">
            <text:p>"Muscle dentelé antérieur droit : faisceau sup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dentele-ant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ntelé aérieur droit"@fr .</text:p>
          </table:table-cell>
          <table:table-cell office:value-type="string" calcext:value-type="string">
            <text:p>"Muscle dentelé antérieur droit : faisceau moyen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dentele-an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dentelé aérieur droit"@fr .</text:p>
          </table:table-cell>
          <table:table-cell office:value-type="string" calcext:value-type="string">
            <text:p>"Muscle dentelé antérieur droit : faisceau inf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superficiell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trapeze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trapèze droit"@fr .</text:p>
          </table:table-cell>
          <table:table-cell office:value-type="string" calcext:value-type="string">
            <text:p>"Muscle trapèze droit : faisceau sup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trapez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trapèze droit"@fr .</text:p>
          </table:table-cell>
          <table:table-cell office:value-type="string" calcext:value-type="string">
            <text:p>"Muscle trapèze droit : faisceau moyen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trapeze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trapèze droit"@fr .</text:p>
          </table:table-cell>
          <table:table-cell office:value-type="string" calcext:value-type="string">
            <text:p>"Muscle trapèze droit : faisceau inf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pectoral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grand pectoral droit"@fr .</text:p>
          </table:table-cell>
          <table:table-cell office:value-type="string" calcext:value-type="string">
            <text:p>"Muscle grand pectoral droit : faisceau sup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gd-pectoral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grand pectoral droit"@fr .</text:p>
          </table:table-cell>
          <table:table-cell office:value-type="string" calcext:value-type="string">
            <text:p>"Muscle grand pectoral droit : faisceau moyen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gd-pectoral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grand pectoral droit"@fr .</text:p>
          </table:table-cell>
          <table:table-cell office:value-type="string" calcext:value-type="string">
            <text:p>"Muscle grand pectoral droit : faisceau inf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’épaule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deltoid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eltoïde droit"@fr .</text:p>
          </table:table-cell>
          <table:table-cell office:value-type="string" calcext:value-type="string">
            <text:p>"Muscle deltoïde droit : faisceau ant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deltoid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ltoïde droit"@fr .</text:p>
          </table:table-cell>
          <table:table-cell office:value-type="string" calcext:value-type="string">
            <text:p>"Muscle deltoïde droit : faisceau moyen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deltoid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eltoïde droit"@fr .</text:p>
          </table:table-cell>
          <table:table-cell office:value-type="string" calcext:value-type="string">
            <text:p>"Muscle deltoïde droit : faisceau post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biceps-brachi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brachial droit"@fr .</text:p>
          </table:table-cell>
          <table:table-cell office:value-type="string" calcext:value-type="string">
            <text:p>"Muscle biceps brachial droit : chef cour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b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brachial droit"@fr .</text:p>
          </table:table-cell>
          <table:table-cell office:value-type="string" calcext:value-type="string">
            <text:p>"Muscle b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triceps brachial droit"@fr .</text:p>
          </table:table-cell>
          <table:table-cell office:value-type="string" calcext:value-type="string">
            <text:p>"Muscle tr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triceps brachial droit"@fr .</text:p>
          </table:table-cell>
          <table:table-cell office:value-type="string" calcext:value-type="string">
            <text:p>"Muscle triceps brachial droit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triceps brachial droit"@fr .</text:p>
          </table:table-cell>
          <table:table-cell office:value-type="string" calcext:value-type="string">
            <text:p>"Muscle triceps brachial droit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’avant-bra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rond-pronateur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rond pronateur droit"@fr .</text:p>
          </table:table-cell>
          <table:table-cell office:value-type="string" calcext:value-type="string">
            <text:p>"Muscle rond pronateur droit : chef huméra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rond-pronateur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rond pronateur droit"@fr .</text:p>
          </table:table-cell>
          <table:table-cell office:value-type="string" calcext:value-type="string">
            <text:p>"Muscle rond pronateur droit : chef ulnaire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fleR-ulnaire-carpe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fléchisseur ulnaire du carpe droit"@fr .</text:p>
          </table:table-cell>
          <table:table-cell office:value-type="string" calcext:value-type="string">
            <text:p>"Muscle fléchisseur ulnaire du carpe droit : chef huméra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fleR-ulnaire-carpe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fléchisseur ulnaire du carpe droit"@fr .</text:p>
          </table:table-cell>
          <table:table-cell office:value-type="string" calcext:value-type="string">
            <text:p>"Muscle fléchisseur ulnaire du carpe droit : chef ulnaire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fleR-pfd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2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pfd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3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pfd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4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pfd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puerficiel des doigt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fleR-supL-doigts-chef-humero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o-ulnaire du muscle fléchisseur superficiel des doigts droit"@fr .</text:p>
          </table:table-cell>
          <table:table-cell office:value-type="string" calcext:value-type="string">
            <text:p>"Muscle fléchisseur superficiel des doigts droit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-chef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radial du muscle fléchisseur superficiel des doigts droit"@fr .</text:p>
          </table:table-cell>
          <table:table-cell office:value-type="string" calcext:value-type="string">
            <text:p>"Muscle fléchisseur superficiel des doigts droit : chef radial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supL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2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supL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3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supL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4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fleR-supL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pinateur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suppinateu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suppinateur droit"@fr .</text:p>
          </table:table-cell>
          <table:table-cell office:value-type="string" calcext:value-type="string">
            <text:p>"Muscle suppinateur droit : faisceau superficie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suppinateu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suppinateur droit"@fr .</text:p>
          </table:table-cell>
          <table:table-cell office:value-type="string" calcext:value-type="string">
            <text:p>"Muscle suppinateur droit : faisceau profond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’avant-bras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droit"@fr .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anat:R-mscl-extR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2e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extR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3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extR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4<text:span text:style-name="T1">e</text:span> doigt"@fr .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>
            <text:p>anat:R-mscl-extR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abd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extr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’index droit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superficiel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droite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superficiel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moyen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court fléchisseur du pouce droit"@fr .</text:p>
          </table:table-cell>
          <table:table-cell office:value-type="string" calcext:value-type="string">
            <text:p>"Muscle court fléchisseur du pouce droit 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leR-pouce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court fléchisseur du pouce droit"@fr .</text:p>
          </table:table-cell>
          <table:table-cell office:value-type="string" calcext:value-type="string">
            <text:p>"Muscle court fléchisseur du pouce droit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-fx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du muscle adducteur du pouce droit"@fr .</text:p>
          </table:table-cell>
          <table:table-cell office:value-type="string" calcext:value-type="string">
            <text:p>"Muscle adducteur du pouce droit : faisceau obliqu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addR-pouce-fx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transverse du muscle adducteur du pouce droit"@fr .</text:p>
          </table:table-cell>
          <table:table-cell office:value-type="string" calcext:value-type="string">
            <text:p>"Muscle adducteur du pouce droit : faisceau transverse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profond"@fr .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ceinture scapulaire gauche 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élévateur de la scapula gauche"@fr .</text:p>
          </table:table-cell>
          <table:table-cell table:style-name="ce76" office:value-type="string" calcext:value-type="string">
            <text:p>"Muscle angulaire de la scapula gauch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ubclavie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etit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ceinture scapulaire gauche 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rhomboides gauches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etit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dentelé antéri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-fx-sup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supérieur du muscle dentelé antérieur gauche"@fr .</text:p>
          </table:table-cell>
          <table:table-cell office:value-type="string" calcext:value-type="string">
            <text:p>"Muscle dentelé antérieur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moy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moyen du muscle dentelé aérieur gauche"@fr .</text:p>
          </table:table-cell>
          <table:table-cell office:value-type="string" calcext:value-type="string">
            <text:p>"Muscle dentelé antérieur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inf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inférieur du muscle dentelé aérieur gauche"@fr .</text:p>
          </table:table-cell>
          <table:table-cell office:value-type="string" calcext:value-type="string">
            <text:p>"Muscle dentelé antérieur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ceinture scapulaire gauche : couche superficiell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rapèz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-fx-sup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supérieur du muscle trapèze gauche"@fr .</text:p>
          </table:table-cell>
          <table:table-cell office:value-type="string" calcext:value-type="string">
            <text:p>"Muscle trapèze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moy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moyen du muscle trapèze gauche"@fr .</text:p>
          </table:table-cell>
          <table:table-cell office:value-type="string" calcext:value-type="string">
            <text:p>"Muscle trapèz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inf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inférieur du muscle trapèze gauche"@fr .</text:p>
          </table:table-cell>
          <table:table-cell office:value-type="string" calcext:value-type="string">
            <text:p>"Muscle trapèze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dors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sup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supérieur du muscle grand pect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moy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moyen du muscle grand pectoral gauche"@fr .</text:p>
          </table:table-cell>
          <table:table-cell office:value-type="string" calcext:value-type="string">
            <text:p>"Muscle grand pectoral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pectoral-fx-inf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inférieur du muscle grand pectoral gauche"@fr .</text:p>
          </table:table-cell>
          <table:table-cell office:value-type="string" calcext:value-type="string">
            <text:p>"Muscle grand pectoral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ropres de l’épaul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up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inf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petit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grand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ubscapul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deltoï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-fx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antérieur du muscle deltoïde gauche"@fr .</text:p>
          </table:table-cell>
          <table:table-cell table:style-name="ce75" office:value-type="string" calcext:value-type="string">
            <text:p>"Muscle deltoïde gauche 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moy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moyen du muscle deltoïde gauche"@fr .</text:p>
          </table:table-cell>
          <table:table-cell table:style-name="ce75" office:value-type="string" calcext:value-type="string">
            <text:p>"Muscle deltoïd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pos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postérieur du muscle deltoïde gauche"@fr .</text:p>
          </table:table-cell>
          <table:table-cell table:style-name="ce75" office:value-type="string" calcext:value-type="string">
            <text:p>"Muscle deltoïde gauche : faisceau postérieur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an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b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-chef-cr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court du muscle biceps brachial gauche"@fr .</text:p>
          </table:table-cell>
          <table:table-cell table:style-name="ce75" office:value-type="string" calcext:value-type="string">
            <text:p>"Muscle biceps brachial gauche : chef cour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brachial-chef-lg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long du muscle biceps brachial gauche"@fr .</text:p>
          </table:table-cell>
          <table:table-cell table:style-name="ce75" office:value-type="string" calcext:value-type="string">
            <text:p>"Muscle b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raco-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brachial gauche"@fr . 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os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tr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-chef-lg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long du muscle triceps brachial gauche"@fr .</text:p>
          </table:table-cell>
          <table:table-cell table:style-name="ce75" office:value-type="string" calcext:value-type="string">
            <text:p>"Muscle tr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me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médial du muscle triceps brachial gauche"@fr .</text:p>
          </table:table-cell>
          <table:table-cell table:style-name="ce75" office:value-type="string" calcext:value-type="string">
            <text:p>"Muscle triceps brachial gauche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la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latéral du muscle triceps brachial gauche"@fr .</text:p>
          </table:table-cell>
          <table:table-cell table:style-name="ce75" office:value-type="string" calcext:value-type="string">
            <text:p>"Muscle triceps brachial gauche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an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brachio-rad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rond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-chef-hume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huméral du muscle rond pronateur gauche"@fr .</text:p>
          </table:table-cell>
          <table:table-cell table:style-name="ce75" office:value-type="string" calcext:value-type="string">
            <text:p>"Muscle rond pronateur gauche : chef hum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rond-pronateur-chef-uln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ulnaire du muscle rond pronateur gauche"@fr .</text:p>
          </table:table-cell>
          <table:table-cell table:style-name="ce75" office:value-type="string" calcext:value-type="string">
            <text:p>"Muscle rond pronateur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fléchis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palm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fléchisseur ulnaire du carpe gauche"@fr . 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L-mscl-fleR-ulnaire-carpe-chef-humer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huméral du muscle fléchisseur ulnaire du carpe gauche"@fr .</text:p>
          </table:table-cell>
          <table:table-cell table:style-name="ce75" office:value-type="string" calcext:value-type="string">
            <text:p>"Muscle fléchisseur ulnaire du carpe gauche : chef huméra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ulnaire-carpe-chef-uln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ulnaire du muscle fléchisseur ulnaire du carpe gauche"@fr .</text:p>
          </table:table-cell>
          <table:table-cell table:style-name="ce75" office:value-type="string" calcext:value-type="string">
            <text:p>"Muscle fléchisseur ulnaire du carpe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fléchisseur profond des doigts gauche"@fr . 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L-mscl-fleR-pfd-doigts-td-du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doigt du muscle fléchisseur profond des doigts gauche"@fr .</text:p>
          </table:table-cell>
          <table:table-cell table:style-name="ce75" office:value-type="string" calcext:value-type="string">
            <text:p>"Muscle fléchisseur profond des doigts gauche : tendon du 2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pfd-doigts-td-du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doigt du muscle fléchisseur profond des doigts gauche"@fr .</text:p>
          </table:table-cell>
          <table:table-cell table:style-name="ce75" office:value-type="string" calcext:value-type="string">
            <text:p>"Muscle fléchisseur profond des doigts gauche : tendon du 3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pfd-doigts-td-du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doigt du muscle fléchisseur profond des doigts gauche"@fr .</text:p>
          </table:table-cell>
          <table:table-cell table:style-name="ce75" office:value-type="string" calcext:value-type="string">
            <text:p>"Muscle fléchisseur profond des doigts gauche : tendon du 4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pfd-doigts-td-du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5e doigt du muscle fléchisseur profond des doigts gauche"@fr .</text:p>
          </table:table-cell>
          <table:table-cell table:style-name="ce75" office:value-type="string" calcext:value-type="string">
            <text:p>"Muscle fléchisseur profond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fléchisseur spuerficiel des doigt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supL-doigts-chef-humero-uln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huméro-ulnaire du muscle fléchisseur superficiel des doigts gauche"@fr .</text:p>
          </table:table-cell>
          <table:table-cell table:style-name="ce75" office:value-type="string" calcext:value-type="string">
            <text:p>"Muscle fléchisseur superficiel des doigts gauche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-chef-radia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Chef radial du muscle fléchisseur superficiel des doigts gauche"@fr .</text:p>
          </table:table-cell>
          <table:table-cell table:style-name="ce75" office:value-type="string" calcext:value-type="string">
            <text:p>"Muscle fléchisseur superficiel des doigts gauche : chef radial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supL-doigts-td-du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doigt du muscle fléchisseur superficiel des doigts gauche"@fr .</text:p>
          </table:table-cell>
          <table:table-cell table:style-name="ce75" office:value-type="string" calcext:value-type="string">
            <text:p>"Muscle fléchisseur superficiel des doigts gauche : tendon du 2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supL-doigts-td-du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doigt du muscle fléchisseur superficiel des doigts gauche"@fr .</text:p>
          </table:table-cell>
          <table:table-cell table:style-name="ce75" office:value-type="string" calcext:value-type="string">
            <text:p>"Muscle fléchisseur superficiel des doigts gauche : tendon du 3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supL-doigts-td-du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doigt du muscle fléchisseur superficiel des doigts gauche"@fr .</text:p>
          </table:table-cell>
          <table:table-cell table:style-name="ce75" office:value-type="string" calcext:value-type="string">
            <text:p>"Muscle fléchisseur superficiel des doigts gauche : tendon du 4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fleR-supL-doigts-td-du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5e doigt du muscle fléchisseur superficiel des doigts gauche"@fr .</text:p>
          </table:table-cell>
          <table:table-cell table:style-name="ce75" office:value-type="string" calcext:value-type="string">
            <text:p>"Muscle fléchisseur superficiel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suppi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-fx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superficiel du muscle suppinateur gauche"@fr .</text:p>
          </table:table-cell>
          <table:table-cell table:style-name="ce75" office:value-type="string" calcext:value-type="string">
            <text:p>"Muscle suppinateur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ppinateur-fx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profond du muscle suppinateur gauche"@fr .</text:p>
          </table:table-cell>
          <table:table-cell table:style-name="ce75" office:value-type="string" calcext:value-type="string">
            <text:p>"Muscle suppinateur gauche : faisceau profond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arré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pos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extenseur des doigts gauche"@fr . </text:p>
          </table:table-cell>
          <table:table-cell table:number-columns-repeated="1021"/>
        </table:table-row>
        <table:table-row table:style-name="ro1">
          <table:table-cell table:style-name="ce46" office:value-type="string" calcext:value-type="string">
            <text:p>anat:L-mscl-extR-doigts-td-du-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2e doigt du muscle extenseur des doigts gauche"@fr .</text:p>
          </table:table-cell>
          <table:table-cell table:style-name="ce75" office:value-type="string" calcext:value-type="string">
            <text:p>"Muscle extenseur des doigts gauche : tendon du 2e doigt"@fr .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extR-doigts-td-du-III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3e doigt du muscle extenseur des doigts gauche"@fr .</text:p>
          </table:table-cell>
          <table:table-cell table:style-name="ce75" office:value-type="string" calcext:value-type="string">
            <text:p>"Muscle extenseur des doigts gauche : tendon du 3e doigt"@fr 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extR-doigts-td-du-I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4e doigt du muscle extenseur des doigts gauche"@fr .</text:p>
          </table:table-cell>
          <table:table-cell table:style-name="ce75" office:value-type="string" calcext:value-type="string">
            <text:p>"Muscle extenseur des doigts gauche : tendon du 4e doigt"@fr 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anat:L-mscl-extR-doigts-td-du-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endon du 5e doigt du muscle extenseur des doigts gauche"@fr .</text:p>
          </table:table-cell>
          <table:table-cell table:style-name="ce75" office:value-type="string" calcext:value-type="string">
            <text:p>"Muscle extenseur des doigts gauche : tendon du 5e doigt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exten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extenseur ulnaire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nconé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abd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R-index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extenseur de l’inde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long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médi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médi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fléchis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bduct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médi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opposant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latér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latér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latérale de la main gauche : plan moyen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court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-fx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superficiel du muscle court fléchisseur du pouce gauche"@fr .</text:p>
          </table:table-cell>
          <table:table-cell table:style-name="ce75" office:value-type="string" calcext:value-type="string">
            <text:p>"Muscle court fléchisseur du pouce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leR-pouce-fx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profond du muscle court fléchisseur du pouce gauche"@fr .</text:p>
          </table:table-cell>
          <table:table-cell table:style-name="ce75" office:value-type="string" calcext:value-type="string">
            <text:p>"Muscle court fléchisseur du pouce gauche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opposant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latér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 ad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-fx-obliqu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oblique du muscle adducteur du pouce gauche"@fr .</text:p>
          </table:table-cell>
          <table:table-cell table:style-name="ce75" office:value-type="string" calcext:value-type="string">
            <text:p>"Muscle adducteur du pouce gauche : faisceau oblique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addR-pouce-fx-trsv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Faisceau transverse du muscle adducteur du pouce gauche"@fr .</text:p>
          </table:table-cell>
          <table:table-cell table:style-name="ce75" office:value-type="string" calcext:value-type="string">
            <text:p>"Muscle adducteur du pouce gauche : faisceau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moyenn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supL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moyenne de la main gauch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lombric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Premier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Deux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rois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Quatri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pfde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de la loge moyenn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interosseux dors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Premier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Deux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rois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Quatri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Muscles interosseux palmaires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Premier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Deux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Trois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table:style-name="ce75" office:value-type="string" calcext:value-type="string">
            <text:p>"Quatri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anat:muscles-supL-cou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uscles-supL-cou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platysma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scom</text:p>
          </table:table-cell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t:R-mscl-scom-chef-sternal</text:p>
          </table:table-cell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t:R-mscl-scom-chef-claviculR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muscles-interme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supra-hyoidiens</text:p>
          </table:table-cell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t:R-muscles-supra-hyoidien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digastrique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digastrique-fx-pos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digastrique-fx-an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digastrique-td-central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poulie-fbse-mscl-digastrique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stilohyoidien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tilohyoidien-td-med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tilohyoidien-td-la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mylohyoidien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aphe-median-mylohyoidien</text:p>
          </table:table-cell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t:R-mscl-geniohyoidien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septum-inter-geniohyoidien</text:p>
          </table:table-cell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t:muscles-infra-hyoidiens</text:p>
          </table:table-cell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t:R-muscles-infra-hyoidien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sternohyoidien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omohyoidien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sternothyroidien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thyrohyoidien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muscles-pfd-cou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uscles-pfd-cou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6" office:value-type="string" calcext:value-type="string">
            <text:p>anat:R-mscl-lg-cou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lg-cou-fx-med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lg-cou-fx-obliq-caudal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lg-tet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uscles-scalene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calene-ant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calene-moy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calene-post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pt-scal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L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latys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ste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clavicu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td-cent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poulie-fbse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l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my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f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om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thyr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hyr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t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cale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m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t-scale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anat:muscl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muscles-extrinseques-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geniogloss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hyogloss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chondrogloss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tilogloss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palatogloss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uscles-intrinseques-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lgtudinal-sup-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lgtudinal-inf-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trsv-langu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verti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hy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chondrogloss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stil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alat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sup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inf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verti-lang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anat:muscles-palai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uscles-palai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trsv-voile-palai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uvulair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palatopharyngien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arc-palatopharyngien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uscles-palai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voile-palai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uvulaire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palatopharyngi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uscles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uscles-constricteurs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constricteur-sup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constricteur-moy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constricteur-inf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tilopharyngien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R-mscl-salpingopharyngien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uscles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uscles-constricteurs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constricteur-sup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constricteur-moy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constricteur-inf-pharynx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stilopharyngien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anat:L-mscl-salpingopharyngien</text:p>
          </table:table-cell>
          <table:table-cell table:number-columns-repeated="1023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CL@en (simplifie)" table:style-name="ta1">
        <table:table-column table:style-name="co10" table:default-cell-style-name="Default"/>
        <table:table-column table:style-name="co2" table:default-cell-style-name="ce47"/>
        <table:table-column table:style-name="co17" table:default-cell-style-name="ce47"/>
        <table:table-column table:style-name="co9" table:default-cell-style-name="Default"/>
        <table:table-row table:style-name="ro1">
          <table:table-cell table:style-name="ce45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1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1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1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1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7"/>
          <table:table-cell/>
          <table:table-cell table:style-name="Default"/>
          <table:table-cell/>
        </table:table-row>
        <table:table-row table:style-name="ro1">
          <table:table-cell table:style-name="ce45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2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5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7"/>
          <table:table-cell table:style-name="Default" table:number-columns-repeated="2"/>
          <table:table-cell/>
        </table:table-row>
        <table:table-row table:style-name="ro1">
          <table:table-cell table:style-name="ce46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7"/>
          <table:table-cell table:style-name="Default" table:number-columns-repeated="2"/>
          <table:table-cell/>
        </table:table-row>
        <table:table-row table:style-name="ro1">
          <table:table-cell table:style-name="ce75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Muscles of facial expression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Epicranial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Occipitofront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Frontal belly of occipitofront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Occipital belly of occipitofront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temporopariet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temporopariet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Galea aponeurotica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Auricular muscle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auricular muscle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right ear pavilion"@en .</text:p>
          </table:table-cell>
          <table:table-cell office:value-type="string" calcext:value-type="string">
            <text:p>"Extrinsic muscles of the right outer ear"@en .</text:p>
          </table:table-cell>
        </table:table-row>
        <table:table-row table:style-name="ro1">
          <table:table-cell table:style-name="ce75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anterior auricula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superior auricula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posterior auricula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right ear pavilion"@en .</text:p>
          </table:table-cell>
          <table:table-cell office:value-type="string" calcext:value-type="string">
            <text:p>"Intrinsic muscles of the right outer ear"@en .</text:p>
          </table:table-cell>
        </table:table-row>
        <table:table-row table:style-name="ro1">
          <table:table-cell table:style-name="ce75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aj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in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gic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itragic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auricular muscle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left ear pavilion"@en .</text:p>
          </table:table-cell>
          <table:table-cell office:value-type="string" calcext:value-type="string">
            <text:p>"Extrinsic muscles of the left outer ear"@en .</text:p>
          </table:table-cell>
        </table:table-row>
        <table:table-row table:style-name="ro1">
          <table:table-cell table:style-name="ce75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anterior auricula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superior auricula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posterior auricula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left ear pavilion"@en .</text:p>
          </table:table-cell>
          <table:table-cell table:style-name="ce47" office:value-type="string" calcext:value-type="string">
            <text:p>"Intrinsic muscles of the left outer ear"@en .</text:p>
          </table:table-cell>
        </table:table-row>
        <table:table-row table:style-name="ro1">
          <table:table-cell table:style-name="ce75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aj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in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gic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itragic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Facial muscle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orbicularis ocul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corrugator supercili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depressor supercili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orbicularis ocul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corrugator supercili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depressor supercili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Muscles of the nos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muscles of the nos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procer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nas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depressor septi nas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levator labii superioris alaeque nas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muscles of the nos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procer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nas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depressor septi nas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levator labii superioris alaeque nas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Muscles of the mouth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Orbicularis or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muscles of the mouth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depressor anguli or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transversus ment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risori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zygomaticus min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zygomaticus maj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levator labii superiori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depressor labii inferior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levator anguli ori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buccinat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Right mental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muscles of the mouth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depressor anguli or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transversus menti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risoriu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zygomaticus min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zygomaticus maj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levator labii superiori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depressor labii inferioris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levator anguli oris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buccinator muscle"@en .</text:p>
          </table:table-cell>
          <table:table-cell/>
        </table:table-row>
        <table:table-row table:style-name="ro1">
          <table:table-cell table:style-name="ce75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Left mentalis muscle"@en .</text:p>
          </table:table-cell>
          <table:table-cell/>
        </table:table-row>
      </table:table>
      <table:table table:name="MSCL@jp (simplifie)" table:style-name="ta1">
        <table:table-column table:style-name="co10" table:default-cell-style-name="Default"/>
        <table:table-column table:style-name="co2" table:default-cell-style-name="ce47"/>
        <table:table-column table:style-name="co18" table:default-cell-style-name="ce47"/>
        <table:table-row table:style-name="ro1">
          <table:table-cell table:style-name="ce45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1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1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1" office:value-type="string" calcext:value-type="string">
            <text:p>anat:R-muscles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1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7"/>
          <table:table-cell table:number-columns-repeated="2"/>
        </table:table-row>
        <table:table-row table:style-name="ro1">
          <table:table-cell table:style-name="ce45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2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5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7"/>
          <table:table-cell table:style-name="Default"/>
          <table:table-cell/>
        </table:table-row>
        <table:table-row table:style-name="ro1">
          <table:table-cell table:style-name="ce46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7"/>
          <table:table-cell table:style-name="Default"/>
          <table:table-cell/>
        </table:table-row>
        <table:table-row table:style-name="ro1">
          <table:table-cell table:style-name="ce75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3">
          <table:table-cell table:style-name="ce75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43" office:value-type="string" calcext:value-type="string">
            <text:p>"後頭前頭筋"@jp .</text:p>
          </table:table-cell>
        </table:table-row>
        <table:table-row table:style-name="ro1">
          <table:table-cell table:style-name="ce75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75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</table:table>
      <table:table table:name="Respi" table:style-name="ta1">
        <table:table-column table:style-name="co20" table:default-cell-style-name="Default"/>
        <table:table-column table:style-name="co21" table:default-cell-style-name="ce47"/>
        <table:table-column table:style-name="co22" table:default-cell-style-name="ce47"/>
        <table:table-column table:style-name="co23" table:number-columns-repeated="2" table:default-cell-style-name="Default"/>
        <table:table-column table:style-name="co6" table:number-columns-repeated="3" table:default-cell-style-name="Default"/>
        <table:table-column table:style-name="co25" table:default-cell-style-name="Default"/>
        <table:table-column table:style-name="co6" table:number-columns-repeated="3" table:default-cell-style-name="Default"/>
        <table:table-row table:style-name="ro1">
          <table:table-cell table:style-name="ce66" office:value-type="string" calcext:value-type="string">
            <text:p>anat:R-membranes-intercos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s intercostales droites" .</text:p>
          </table:table-cell>
          <table:table-cell table:number-columns-repeated="9"/>
        </table:table-row>
        <table:table-row table:style-name="ro1">
          <table:table-cell table:style-name="ce67" office:value-type="string" calcext:value-type="string">
            <text:p>anat:L-membranes-intercos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s intercostal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ys-Resp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Syst</text:span><text:span text:style-name="T6">ème respiratoir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Voies a</text:span><text:span text:style-name="T6">ériennes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Voies a</text:span><text:span text:style-name="T8">ériennes supérieures</text:span><text:span text:style-name="T9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vit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avit</text:span><text:span text:style-name="T6">é nasal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an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Fosse nasale ant</text:span><text:span text:style-name="T6">érieure (vestibulaire)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Fosse nasale osseuse</text:span><text:span text:style-name="T6">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compartim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Compartiments de la fosse nasale osseuse</text:span><text:span text:style-name="T6"> droite</text:span>" .</text:p>
          </table:table-cell>
          <table:table-cell table:number-columns-repeated="6"/>
          <table:table-cell table:style-name="ce47" table:number-columns-repeated="2"/>
          <table:table-cell table:style-name="ce75"/>
        </table:table-row>
        <table:table-row table:style-name="ro1">
          <table:table-cell office:value-type="string" calcext:value-type="string">
            <text:p>anat:R-fosse-nasale-osseuse-ant-lacry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Fosse nasale osseuse ant</text:span><text:span text:style-name="T6">érieure (lacrymale)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post-respirato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Fosse nasale osseuse post</text:span><text:span text:style-name="T8">érieure (respiratoire) droite</text:span><text:span text:style-name="T9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sup-olfactive</text:p>
          </table:table-cell>
          <table:table-cell office:value-type="string" calcext:value-type="string">
            <text:p>rdfs:label</text:p>
          </table:table-cell>
          <table:table-cell table:style-name="ce69" office:value-type="string" calcext:value-type="string">
            <text:p><text:span text:style-name="T7">"Fosse nasale osseuse sup</text:span><text:span text:style-name="T8">érieure (olfactive) droite</text:span><text:span text:style-name="T9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Faces de la fosse nasale osseuse</text:span><text:span text:style-name="T6">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0">"Face sup</text:span><text:span text:style-name="T11">érieure de la f</text:span><text:span text:style-name="T12">osse nasale osseuse</text:span><text:span text:style-name="T11"> droit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3">"Face inf</text:span><text:span text:style-name="T14">érieure de la f</text:span><text:span text:style-name="T15">osse nasale osseuse</text:span><text:span text:style-name="T14"> droite</text:span><text:span text:style-name="T15">" .</text:span></text:p>
          </table:table-cell>
          <table:table-cell table:number-columns-repeated="6"/>
          <table:table-cell table:style-name="ce47" table:number-columns-repeated="2"/>
          <table:table-cell table:style-name="ce75"/>
        </table:table-row>
        <table:table-row table:style-name="ro1">
          <table:table-cell office:value-type="string" calcext:value-type="string">
            <text:p>anat:R-fosse-nasale-osseuse-fac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3">"Face m</text:span><text:span text:style-name="T14">édiale de la f</text:span><text:span text:style-name="T15">osse nasale osseuse</text:span><text:span text:style-name="T14"> droite</text:span><text:span text:style-name="T15">" .</text:span></text:p>
          </table:table-cell>
          <table:table-cell table:number-columns-repeated="6"/>
          <table:table-cell table:style-name="ce47" table:number-columns-repeated="2"/>
          <table:table-cell table:style-name="ce75"/>
        </table:table-row>
        <table:table-row table:style-name="ro1">
          <table:table-cell office:value-type="string" calcext:value-type="string">
            <text:p>anat:R-fosse-nasale-osseuse-fac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3">"Face lat</text:span><text:span text:style-name="T14">érale de la f</text:span><text:span text:style-name="T15">osse nasale osseuse</text:span><text:span text:style-name="T14"> droite</text:span><text:span text:style-name="T15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lat-pre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3">"Face lat</text:span><text:span text:style-name="T14">érale pré-turbilane de la f</text:span><text:span text:style-name="T15">osse nasale osseuse</text:span><text:span text:style-name="T14"> droite</text:span><text:span text:style-name="T15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osse-nasale-osseuse-face-lat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13">"Face lat</text:span><text:span text:style-name="T14">érale turbilane de la f</text:span><text:span text:style-name="T15">osse nasale osseuse</text:span><text:span text:style-name="T14"> droite</text:span><text:span text:style-name="T15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fosse nas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an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antérieure (vestibulair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compartim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mpartiments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ant-lacry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osseuse antérieure (lacrymal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post-respirato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sse nasale osseuse postérieure (respiratoir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sup-olfactive</text:p>
          </table:table-cell>
          <table:table-cell office:value-type="string" calcext:value-type="string">
            <text:p>rdfs:label</text:p>
          </table:table-cell>
          <table:table-cell table:style-name="ce69" office:value-type="string" calcext:value-type="string">
            <text:p>"Fosse nasale osseuse supérieure (olfactive)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s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supérieur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inférieur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médial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latéral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lat-pre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latérale pré-turbilan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osse-nasale-osseuse-face-lat-turb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ce latérale turbilane de la fosse nasale osseus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uqueuse-foss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fosse nas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ptum nas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eptum-nasal-oss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ptum nasal osse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-sep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sept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lag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s du nez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lages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s des narin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artilages-lat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Cartilages latéraux du nez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rti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de la narin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rti-lat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Cartilage latéral droit du nez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rti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de la narin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rti-lat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latéral gauche du nez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ifices-cavit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Orifices de la cavité nasal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nari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rin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rin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nar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rin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ifice-piriforme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rifice piriforme du nez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choanes-orifice-nas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Choanes : orifices nasaux postérieurs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hoane-orifice-nas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oanes : orifice nasal postérieur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hoane-orifice-nas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oanes : orifice nasal postérieur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s-cavite-nas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Os de la cavité nasal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eats-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éats nasaux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s-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s nasaux droit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éat nasal supérieur droit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moye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at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inférieur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s-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s nasaux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éat nasal supérieur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moye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at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éat nasal inférieur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nal-lacrymo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lacrymo-nas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nal-lacrymo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lacrymo-nas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inus-paranas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para-nas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queuse-sin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sinu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sinus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front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anal-naso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naso-front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sinus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front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anal-naso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al naso-front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sinus-sphen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Sinus sphéno</text:span><text:span text:style-name="T8">ï</text:span><text:span text:style-name="T9">d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ifice-sphen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Orifice sphéno</text:span><text:span text:style-name="T8">ï</text:span><text:span text:style-name="T9">dal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sinus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maxill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osti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tium maxill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infundibul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undibulum maxill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hiatus-semi-lu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atus semi-lu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sinus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maxil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osti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tium maxil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infundibulum-maxi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undibulum maxil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hiatus-semi-lu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atus semi-lu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sinus-ethm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Sinus ethmo</text:span><text:span text:style-name="T8">ï</text:span><text:span text:style-name="T9">dal droit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antérieures droit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pre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antérieures droites : groupe pré-bullaire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prebullaire-cellules-nas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antérieures droites : groupe pré-bullaire - cellules nasal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processus-unc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du processus unciform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prebullaire-cellules-orbi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antérieures droites : groupe pré-bullaire - cellules orbitair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bulle-ethmoid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Racine de la bulle ethmo</text:span><text:span text:style-name="T8">ï</text:span><text:span text:style-name="T9">dal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antérieures droites : groupe bullaire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ant-groupe-bullaire-cellules-bul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antérieures droites : groupe bullaire – cellules bullaires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cloisonnante-cornet-nasal-moy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cloisonnante du cornet nasal moye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postérieures droites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post-group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Cellules ethmo</text:span><text:span text:style-name="T8">ï</text:span><text:span text:style-name="T9">dales postérieures droites : groupe postérieur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acine-cloisonnante-cornet-nas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acine cloisonnante du cornet nasal supérieur</text:span>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cellules-ethmoidales-post-groupe-pre-sphenoidal-Ono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droites : groupe pré-sphénoïdal d’Onod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sinus-ethmo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inus ethmoïd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pre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 : groupe pré-bul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prebullaire-cellules-nas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 : groupe pré-bullaire - cellules nasal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processus-unc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du processus unciform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prebullaire-cellules-orbit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 gauches : groupe pré-bullaire - cellules orbit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bulle-ethmoid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de la bulle ethmoïd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bu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 gauches : groupe bul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ant-groupe-bullaire-cellules-bul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antérieures gauches : groupe bullaire – cellules bull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cloisonnante-cornet-nasal-moy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cloisonnante du cornet nasal moye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post-group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gauches : groupe postérieur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acine-cloisonnante-cornet-nas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cine cloisonnante du cornet nasal supérieur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cellules-ethmoidales-post-groupe-pre-sphenoidal-Ono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llules ethmoïdales postérieures gauches : groupe pré-sphénoïdal d’Onod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nas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Nasopharynx (rhinopharynx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or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ro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aryng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ryngo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queuse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u pharyn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-profon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Voies a</text:span><text:span text:style-name="T8">ériennes profondes</text:span><text:span text:style-name="T9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voies-aeriennes-profondes-extrapulmon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7">"Voies a</text:span><text:span text:style-name="T8">ériennes profondes extrapulmonaires</text:span><text:span text:style-name="T9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trach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Trach</text:span><text:span text:style-name="T6">é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queuse-trach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Muqueuse de la trach</text:span><text:span text:style-name="T6">é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arbre-bronch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bre bronchiqu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ouch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R-muqueuse-</text:span>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bronche souche droite" .</text:p>
          </table:table-cell>
          <table:table-cell table:number-columns-repeated="9"/>
        </table:table-row>
        <table:table-row table:style-name="ro4">
          <table:table-cell table:style-name="ce68" office:value-type="string" calcext:value-type="string">
            <text:p>anat:R-bronch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intermédiaire</text:span> droite" .</text:p>
          </table:table-cell>
          <table:table-cell table:number-columns-repeated="9"/>
        </table:table-row>
        <table:table-row table:style-name="ro4">
          <table:table-cell table:style-name="ce68" office:value-type="string" calcext:value-type="string">
            <text:p>anat:R-muqueuse-bronch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uqueuse de la bronche intermédiair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lob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lob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lo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5">"Bronche lobaire sup</text:span><text:span text:style-name="T6">érieure droite</text:span>" .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nat:R-bronche-lobaire-inf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7">"Bronche lobaire inf</text:span><text:span text:style-name="T8">érieure droite</text:span><text:span text:style-name="T9">" .</text:span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nat:R-bronche-lobaire-moy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7">"Bronche lobaire moyenne</text:span><text:span text:style-name="T8"> droite</text:span><text:span text:style-name="T9">" 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sup_apical-B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droite : apicale B1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sup_post-B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droite : postérieure B2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sup_ant-B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droite : antérieure B3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moy_lat-B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moyenne droite : latérale B4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moy_medial-B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moyenne droite : médiale B5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sup-B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apicale B6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mediobasal-B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médiobasale B7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anterobasal-B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antérobasale B8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laterobasal-B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latérobasale B9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e-segmentaire_inf_posterobasal-B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droite : postérobasale B10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grand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pical_apical-B1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supéro-apicale droite : rameau apical B1a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pical_ant-B1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supéro-apicale droite : rameau antérieur</text:span> B1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post_apical-B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supéro-postérieure droite : rameau apical</text:span> B2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post_post-B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supéro-postérieure droite : rameau</text:span> postérieur B2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nt_pos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supéro-antérieure droite : rameau postérieur</text:span> B3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droite : rameau antérieur B3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lat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médio-latérale</text:span> droite : rameau postérieur B4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lat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médio-latérale droite : rameau antérieur B4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medial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médio-médiale</text:span> droite : rameau supérieur B5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moy-medial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médio-médiale</text:span> droite : rameau inférieur B5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commune-B6a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supérieure</text:span> droite : rameau commun B6a-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supérieure droite : rameau médial</text:span> B6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supérieure droite : rameau supérieur</text:span> 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sup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supérieure droite : rameau latéral</text:span> B6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mediobasal_ant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médiobasale droite : rameau antérieur</text:span> B7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mediobasal_median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médiobasale droite : rameau médian</text:span> B7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antérobasale droite : rameau latéral</text:span> B8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ntérobasale droite : rameau basal B8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laterobasal_lat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droite : rameau latéral B9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droite : rameau basal B9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postérobasale droite : rameau latérobasal B10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de-bronche-intrasegmentaire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Grande bronche intrasegmentaire inféro-postérobasale droite : rameau médi</text:span>obasal B10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R-muqueuse-</text:span>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petites bronches intrasegmentair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pical-B1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pical B1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pical-B1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pical B1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nt-B1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ntérieur B1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pical_ant-B1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ale droite : rameau antérieur B1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apical-B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apical B2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apical-B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apical B2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post-B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postérieur B2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post_post-B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postérieure droite : rameau postérieur B2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pos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postérieur B3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pos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postérieur B3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antérieur B3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droite : rameau antérieur B3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postérieur B4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postérieur B4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antérieur B4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lat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latérale droite : rameau antérieur B4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supérieur B5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supérieur B5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inférieur B5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moy-medial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médio-médiale droite : rameau inférieur B5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médial B6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médial B6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supérieur B6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supérieur B6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latéral B6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sup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supérieure droite : rameau latéral B6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ant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antérieur B7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ant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antérieur B7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median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médian B7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mediobasal_median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droite : rameau médian B7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latéral B8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latéral B8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basal B8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droite : rameau basal B8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lat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latéral B9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lat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latéral B9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basal B9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droite : rameau basal B9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latérobasal B10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latérobasal B10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médiobasal B10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bronche-intrasegmentaire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droite : rameau médiobasal B10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uqueuse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ioles droi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2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bronchioles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i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arbre-bronch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bre bronch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ouch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L-muqueuse-</text:span>bronche-s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 la bronche souch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lob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L-muqueuse-</text:span>bronches-lo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lob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lo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lobaire supérieure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lobai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lobaire inférieu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s 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L-muqueuse-</text:span>bronches-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es 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-sup-d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Division bronchique segmentaire supérieure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sup_apico-post-B1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gauche : apico-postérieure B1-B2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sup_ant-B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supérieure gauche : antérieure B3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-lingu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lingul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lingulr_sup-B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segmentaire lingulaire gauche : supérieure B</text:span>4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lingulr_inf-B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lingulaire gauche : inférieure B5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apical-B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segmentaire inférieure</text:span> gauche : apicale B6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tronc-basal-anteromedial-B7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segmentaire inférieure gauche : tronc basal antéromédial B7-B8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-anteromedial_mediobasal-B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segmentaire inférieure gauche : médiobasale</text:span> B7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-anteromedial_anterobasal-B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Bronche segmentaire inférieure gauche : antér</text:span>obasale B8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laterobasal-B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gauche : latérobasale B9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e-segmentaire_inf_posterobasal-B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e segmentaire inférieure gauche : postérobasale B10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L-muqueuse-</text:span>grand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grand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pico-post_apical-B1-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pico-postérieure gauche : rameau apical B1-B2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pico-post_ant-B1-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pico-postérieure gauche : rameau antérieur B1-B2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pico-post_lat-B1-2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pico-postérieure gauche : rameau latéral B1-B2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nt_la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gauche : rameau latéral B3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gauche : rameau antérieur B3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sup-ant_post-B3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supéro-antérieure gauche : rameau postérieur B3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sup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supérieure gauche : rameau postérieur B4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sup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supérieure gauche : rameau antérieur B4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inf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inférieure gauche : rameau supérieur B5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lingulr-inf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lingulaire inférieure gauche : rameau inférieur B5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commune-B6a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commun B6a-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médial B6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supérieur B6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pical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picale gauche : rameau latéral B6c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mediobasal_anterolateral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médiobasale gauche : rameau antérolatéral B7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mediobasal_anteromedial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médiobasale gauche : rameau antéromédial B7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ntérobasale gauche : rameau latéral B8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anteromedial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antérobasale gauche : rameau basal B8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laterobasal_lateral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gauche : rameau latéral B9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latérobasale gauche : rameau basal B9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postérobasale gauche : rameau latérobasal B10a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de-bronche-intrasegmentaire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bronche intrasegmentaire inféro-postérobasale gauche : rameau médiobasal B10b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4">anat:L-muqueuse-</text:span>petites-bronches-intrasegme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petites bronches intrasegmentair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pical-B1-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pical B1-B2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pical-B1-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pical B1-B2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nt-B1-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ntérieur B1-B2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ant-B1-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antérieur B1-B2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lat-B1-2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latéral B1-B2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pico-post_lat-B1-2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pico-postérieure gauche : rameau latéral B1-B2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la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latéral B3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la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latéral B3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antérieur B3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antérieur B3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post-B3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postérieur B3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sup-ant_post-B3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supéro-antérieure gauche : rameau postérieur B3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postérieur B4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postérieur B4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antérieur B4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sup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supérieure gauche : rameau antérieur B4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supérieur B5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supérieur B5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inférieur B5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lingulr-inf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lingulaire inférieure gauche : rameau inférieur B5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médial B6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médial B6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supérieur B6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supérieur B6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latéral B6c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pical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picale gauche : rameau latéral B6c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lateral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latéral B7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lateral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latéral B7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medial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médial B7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mediobasal_anteromedial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médiobasale gauche : rameau antéromédial B7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latéral B8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latéral B8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basal B8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anteromedial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antérobasale gauche : rameau basal B8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lateral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latéral B9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lateral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latéral B9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basal B9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latérobasale gauche : rameau basal B9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latérobasal B10a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latérobasal B10a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médiobasal B10b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etite-bronche-intrasegmentaire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bronche intrasegmentaire inféro-postérobasale gauche : rameau médiobasal B10bii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uqueuse-bronchi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queuse des bronchioles gauch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c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-2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-2c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c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3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3c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4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5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6c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7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8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9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a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bronchioles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ronchioles du rameau B10bii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poumo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mon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lob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</text:span>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supérieur du poumon droit : segment apic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sup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droit : segment 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su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droit : segment an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lob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moyen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moy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moyen du poumon droit : segment latér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moy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moyen du poumon droit : segment médi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droit : segment apic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droit : segment médi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droit : segment an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droit : segment latér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gmt-in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droit : segment 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pical_apical-B1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pical (B1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pical_ant-B1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ntérieur (B1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post_apical-B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apical (B2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post_post-B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postérieur (B2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nt_pos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postérieur (B3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antérieur (B3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lat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postérieur (B4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lat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antérieur (B4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medial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supérieur (B5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moy-medial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inférieur (B5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sup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médial (B6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sup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supérieur (B6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sup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latéral (B6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mediobasal_ant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antérieur (B7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mediobasal_median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médial (B7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latéral (B8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basal (B8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laterobasal_lat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latéral (B9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basal (B9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latérobasal (B10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sous-sgmt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médiobasal (B10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pical-B1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pical (B1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pical-B1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pical (B1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nt-B1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ntérieur (B1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pical_ant-B1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-apical du poumon droit : sous-segment antérieur (B1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apical-B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apical (B2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apical-B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apical (B2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post-B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postérieur (B2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post_post-B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postérieur du poumon droit : sous-segment postérieur (B2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pos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postérieur (B3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pos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postérieur (B3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antérieur (B3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droit : sous-segment antérieur (B3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postérieur (B4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postérieur (B4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antérieur (B4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lat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latéral du poumon droit : sous-segment antérieur (B4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supérieur (B5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supérieur (B5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inférieur (B5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moy-medial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médio-médial du poumon droit : sous-segment inférieur (B5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médial (B6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médial (B6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supérieur (B6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supérieur (B6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latéral (B6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sup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supérieur du poumon droit : sous-segment latéral (B6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ant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antérieur (B7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ant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antérieur (B7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median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médial (B7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mediobasal_median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médiobasal du poumon droit : sous-segment médial (B7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latéral (B8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latéral (B8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basal (B8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basal du poumon droit : sous-segment basal (B8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lat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latéral (B9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lat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latéral (B9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basal (B9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droit : sous-segment basal (B9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latérobasal (B10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latérobasal (B10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médiobasal (B10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oumon-petit-sous-sgmt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droit : sous-segment médiobasal (B10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hil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le du poumon droit" .</text:p>
          </table:table-cell>
          <table:table-cell table:number-columns-repeated="9"/>
        </table:table-row>
        <table:table-row table:style-name="ro1">
          <table:table-cell table:style-name="ce44" office:value-type="string" calcext:value-type="string">
            <text:p>anat:R-scissures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cissures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grande-scissur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scissure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etite-scissur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e scissure du poumon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lob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</text:span>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gauche : segment sup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gauche : segment apico-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su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gauche : segment an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lingu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supérieur du poumon gauche : segment ling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gauche : segment lingulaire sup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supérieur du poumon gauche : segment lingulaire inf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be inférieur du poumon gauche : segment apic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gauche : segment antéro-médi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gauche : segment latéral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gmt-in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obe inférieur du poumon gauche : segment postérieur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pico-post_apical-B1-2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pical (B1-B2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pico-post_ant-B1-2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supérieur apico-postérieur du poumon gauche : sous-segment antérieur</text:span> (B1-B2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pico-post_lat-B1-2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supérieur apico-postérieur du poumon gauche : sous-segment latéral</text:span> (B1-B2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nt_lat-B3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supéro-antérieur du poumon gauche : sous-segment latéral</text:span> (B3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nt_ant-B3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supéro-antérieur du poumon gauche : sous-segment antérieur</text:span> (B3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sup-ant_post-B3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supéro-antérieur du poumon gauche : sous-segment postérieur</text:span> (B3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sup_post-B4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lingulaire supérieur du poumon gauche : sous-segment postérieur</text:span> (B4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sup_ant-B4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antérieur (B4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inf_sup-B5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supérieur (B5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lingulr-inf_inf-B5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inférieur (B5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pical_medial-B6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pical du poumon gauche : sous-segment médial</text:span> (B6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pical_sup-B6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pical du poumon gauche : sous-segment supérieur</text:span> (B6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pical_lat-B6c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latéral (B6c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_mediobasal-B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ntéro-médial</text:span> du poumon gauche : sous-segment médiobasal (B7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mediobasal_anterolateral-B7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ntéro-médial médiobasal du poumon gauche : sous-segment antéro-latéral</text:span> (B7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mediobasal_anteromedial-B7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ntéro-médial médiobasal du poumon gauche : sous-segment antéro-médial</text:span> (B7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_anterobasal-B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ntéro-médial du poumon gauche : sous-segment antéro</text:span>basal (B8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anterobasal_lat-B8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antéro-médial antérobasal du poumon gauche : sous-segment latéral </text:span>(B8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anteromedial-anterobasal_basal-B8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basal (B8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laterobasal_lateral-B9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latérobasal du poumon gauche : sous-segment latéral</text:span> (B9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laterobasal_basal-B9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basal (B9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posterobasal_laterobasal-B10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latérobasal (B10a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sous-sgmt_inf-posterobasal_mediobasal-B10b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Segment inféro-postérobasal du poumon gauche : sous-segment médi</text:span>obasal (B10b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pical-B1-2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pical (B1-B2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pical-B1-2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pical (B1-B2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nt-B1-2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ntérieur (B1-B2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ant-B1-2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antérieur (B1-B2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lat-B1-2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latéral (B1-B2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pico-post_lat-B1-2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ieur apico-postérieur du poumon gauche : sous-segment latéral (B1-B2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lat-B3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latéral (B3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lat-B3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latéral (B3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ant-B3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antérieur (B3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ant-B3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antérieur (B3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post-B3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postérieur (B3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sup-ant_post-B3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supéro-antérieur du poumon gauche : sous-segment postérieur (B3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post-B4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postérieur (B4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post-B4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postérieur (B4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ant-B4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antérieur (B4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sup_ant-B4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supérieur du poumon gauche : sous-segment antérieur (B4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sup-B5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supérieur (B5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sup-B5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supérieur (B5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inf-B5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inférieur (B5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lingulr-inf_inf-B5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lingulaire inférieur du poumon gauche : sous-segment inférieur (B5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medial-B6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médial (B6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medial-B6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médial (B6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sup-B6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supérieur (B6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sup-B6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supérieur (B6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lat-B6c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latéral (B6c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pical_lat-B6c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pical du poumon gauche : sous-segment latéral (B6c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lateral-B7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latéral (B7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lateral-B7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latéral (B7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medial-B7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médial (B7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mediobasal_anteromedial-B7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médiobasal du poumon gauche : sous-segment antéro-médial (B7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lat-B8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latéral (B8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lat-B8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latéral (B8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basal-B8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basal (B8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anteromedial-anterobasal_basal-B8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antéro-médial antérobasal du poumon gauche : sous-segment basal (B8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lateral-B9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latéral (B9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lateral-B9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latéral (B9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basal-B9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basal (B9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laterobasal_basal-B9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latérobasal du poumon gauche : sous-segment basal (B9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laterobasal-B10a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latérobasal (B10a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laterobasal-B10a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latérobasal (B10a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mediobasal-B10b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médiobasal (B10b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oumon-petit-sous-sgmt_inf-posterobasal_mediobasal-B10b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gment inféro-postérobasal du poumon gauche : sous-segment médiobasal (B10bii)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hil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ile du 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grande-scissure-poum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rande scissure du poumon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fascia-pulmon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s pulmon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fascia-endo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endothoraciqu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ascia-endo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endothoraciqu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mbrane-supra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upra-pleur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membrane-sous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ous-pleur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fascia-phrenic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ascia phrénico-pleural droit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ascia-endo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endothorac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mbrane-supra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upra-pleur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membrane-sous-pleu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sous-pleur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fascia-phrenic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ascia phrénico-pleural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Plèvre viscérale </text:span>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cost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diaphragmatiqu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viscer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médiastin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plis-pleural-petite-scissu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eplis pleural de la petite scissur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plis-pleural-grande-scissu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eplis pleural de la grande scissur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Plèvre pariétal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costal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diaphragmatique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plevre-pariet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Plèvre pariétale médiastinale</text:span> droit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supérieur droit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costo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cessus pleural costo-diaphragmatiqu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costo-mediastin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costo-médiastinal</text:span>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vertebr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vertébro</text:span>-médiastin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recessus-pleural-phrenic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phrénico</text:span>-médiastin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Plèvre viscérale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cost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diaphragmat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viscer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viscérale médiastin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plis-pleural-grande-scissu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eplis pleural de la grande scissu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Plèvre pariétale</text:span>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-cost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costal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lèvre pariétale diaphragmat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plevre-parietale-mediast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Plèvre pariétale médiastinale</text:span>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supérieur gauch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costo-diaphrag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cessus pleural costo-diaphragmatiqu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costo-mediastin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costo-médiastinal</text:span>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vertebr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vertébro</text:span>-médiastin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recessus-pleural-phrenico-mediasti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pleural phrénico</text:span>-médiastin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domes-pleur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ômes 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dome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ôme 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dome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ôme pleur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pulmon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pulmona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pulmonaire-triang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riangulaire pulmo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pulmonaire-triangulaire-feuillet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euillet postérieur du l</text:span>igament triangulaire pulmo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pulmonaire-triangulaire-feuillet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euillet antérieur du ligament triangulaire pulmonaire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pulmonaire-triang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riangulaire pulmo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pulmonaire-triangulaire-feuillet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Feuillet postérieur du l</text:span>igament triangulaire pulmo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pulmonaire-triangulaire-feuillet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euillet antérieur du ligament triangulaire pulmonaire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ecessus-inter-azygo-oesopha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Récessus inter-azygo-oesophagien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ecessus-inter-aortico-oesopha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cessus inter-aortico-oesophagien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-inter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inter-pleural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appareil-suspenseur-plev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pareil suspenseur de la plèv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vertebr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vertebro-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vertebr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rtebro-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vertebr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rtebro-pleur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transvers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transverso-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transvers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igament transverso</text:span>-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transvers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igament transverso</text:span>-pleural gauch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gmts-cost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costo-pleuraux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R-lgmt-cost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igament costo</text:span>-pleural droit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L-lgmt-costo-ple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Ligament costo</text:span>-pleural gauche" 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at:muscles-respir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espiratoir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spirateur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eupn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uscles de l’inspiration calme et normale (lors de l’eupnée)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inspirateurs thoraciqu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elevateurs-sternum-1eres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élévateurs du sternum et des 1ères côte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inspirateurs-do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muscles du dos inspirateur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 : muscles impliquant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elevateurs-fixateurs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 impliquant la ceinture scapulaire : élévateurs et fixateurs de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thoracique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 impliquant la ceinture scapulaire : inspirateurs thoraciques de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inspiration-profonde-subclaviere-ceinture-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inspiration profonde impliquant la ceinture scapulaire : inspirateurs sub-claviers de la ceinture scapulair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expir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pirateurs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expiration-nor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’expiration normale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expiration-force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uscles de l’expiration forcée</text:span>" 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t:muscles-dilatateurs-voies-aerien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<text:span text:style-name="T3">"Muscles dilatateurs des voies aériennes supérieures</text:span>" .</text:p>
          </table:table-cell>
          <table:table-cell table:number-columns-repeated="9"/>
        </table:table-row>
      </table:table>
      <table:table table:name="Feuille9" table:style-name="ta1">
        <table:table-column table:style-name="co24" table:default-cell-style-name="Default"/>
        <table:table-column table:style-name="co24" table:default-cell-style-name="ce46"/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47"/>
        </table:table-row>
        <table:table-row table:style-name="ro1" table:number-rows-repeated="7">
          <table:table-cell table:number-columns-repeated="2"/>
        </table:table-row>
        <table:table-row table:style-name="ro1">
          <table:table-cell/>
          <table:table-cell table:style-name="ce47"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20:42:34.329484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49:56.833428062</meta:creation-date>
    <dc:date>2019-12-14T20:43:52.377806253</dc:date>
    <meta:editing-duration>P3DT19H6M26S</meta:editing-duration>
    <meta:editing-cycles>204</meta:editing-cycles>
    <meta:generator>LibreOffice/6.0.7.3$Linux_X86_64 LibreOffice_project/00m0$Build-3</meta:generator>
    <meta:document-statistic meta:table-count="8" meta:cell-count="9148" meta:object-count="0"/>
  </office:meta>
</office:document-meta>
</file>